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DejaVu Sans3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Preformatted_20_Text">
      <style:text-properties fo:color="#800000" fo:font-weight="bold" officeooo:paragraph-rsid="0030a07d"/>
    </style:style>
    <style:style style:name="P2" style:family="paragraph" style:parent-style-name="Preformatted_20_Text">
      <style:text-properties fo:color="#800000" fo:font-weight="bold" officeooo:rsid="0030a07d" officeooo:paragraph-rsid="0030a07d"/>
    </style:style>
    <style:style style:name="P3" style:family="paragraph" style:parent-style-name="Preformatted_20_Text">
      <style:text-properties fo:color="#800000" fo:font-weight="bold" officeooo:rsid="001be888" officeooo:paragraph-rsid="001be888"/>
    </style:style>
    <style:style style:name="P4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000000"/>
    </style:style>
    <style:style style:name="P5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000000" fo:font-size="10pt" style:font-size-asian="10pt" style:font-size-complex="10pt"/>
    </style:style>
    <style:style style:name="P6" style:family="paragraph" style:parent-style-name="Preformatted_20_Text">
      <style:paragraph-properties fo:background-color="#ffffff">
        <style:background-image/>
      </style:paragraph-properties>
    </style:style>
    <style:style style:name="P7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8" style:family="paragraph" style:parent-style-name="Preformatted_20_Text">
      <style:paragraph-properties fo:background-color="#ffffff">
        <style:background-image/>
      </style:paragraph-properties>
      <style:text-properties fo:color="#000000" fo:font-size="14pt" fo:font-weight="bold" officeooo:paragraph-rsid="001be888" style:font-size-asian="14pt" style:font-weight-asian="bold" style:font-size-complex="14pt" style:font-weight-complex="bold"/>
    </style:style>
    <style:style style:name="P9" style:family="paragraph" style:parent-style-name="Preformatted_20_Text">
      <style:paragraph-properties fo:background-color="#ffffff">
        <style:background-image/>
      </style:paragraph-properties>
      <style:text-properties fo:color="#000000" fo:font-size="14pt" fo:font-weight="bold" officeooo:paragraph-rsid="00209ee1" style:font-size-asian="14pt" style:font-weight-asian="bold" style:font-size-complex="14pt" style:font-weight-complex="bold"/>
    </style:style>
    <style:style style:name="P10" style:family="paragraph" style:parent-style-name="Preformatted_20_Text">
      <style:paragraph-properties fo:background-color="#ffffff">
        <style:background-image/>
      </style:paragraph-properties>
      <style:text-properties fo:color="#000000" fo:font-size="14pt" fo:font-weight="bold" officeooo:paragraph-rsid="00246f2b" style:font-size-asian="14pt" style:font-weight-asian="bold" style:font-size-complex="14pt" style:font-weight-complex="bold"/>
    </style:style>
    <style:style style:name="P11" style:family="paragraph" style:parent-style-name="Preformatted_20_Text">
      <style:paragraph-properties fo:background-color="#ffffff">
        <style:background-image/>
      </style:paragraph-properties>
      <style:text-properties fo:color="#000000" fo:font-size="14pt" fo:font-weight="bold" officeooo:paragraph-rsid="0026110f" style:font-size-asian="14pt" style:font-weight-asian="bold" style:font-size-complex="14pt" style:font-weight-complex="bold"/>
    </style:style>
    <style:style style:name="P12" style:family="paragraph" style:parent-style-name="Preformatted_20_Text">
      <style:paragraph-properties fo:background-color="#ffffff">
        <style:background-image/>
      </style:paragraph-properties>
      <style:text-properties fo:color="#000000" fo:font-size="14pt" fo:font-weight="bold" officeooo:paragraph-rsid="0027ba2a" style:font-size-asian="14pt" style:font-weight-asian="bold" style:font-size-complex="14pt" style:font-weight-complex="bold"/>
    </style:style>
    <style:style style:name="P13" style:family="paragraph" style:parent-style-name="Preformatted_20_Text">
      <style:paragraph-properties fo:background-color="#ffffff">
        <style:background-image/>
      </style:paragraph-properties>
      <style:text-properties fo:color="#000000" fo:font-size="14pt" fo:font-weight="bold" officeooo:paragraph-rsid="00282f6a" style:font-size-asian="14pt" style:font-weight-asian="bold" style:font-size-complex="14pt" style:font-weight-complex="bold"/>
    </style:style>
    <style:style style:name="P14" style:family="paragraph" style:parent-style-name="Preformatted_20_Text">
      <style:paragraph-properties fo:background-color="#ffffff">
        <style:background-image/>
      </style:paragraph-properties>
      <style:text-properties fo:color="#000000" fo:font-size="14pt" fo:font-weight="bold" officeooo:paragraph-rsid="00285b05" style:font-size-asian="14pt" style:font-weight-asian="bold" style:font-size-complex="14pt" style:font-weight-complex="bold"/>
    </style:style>
    <style:style style:name="P15" style:family="paragraph" style:parent-style-name="Preformatted_20_Text">
      <style:paragraph-properties fo:background-color="#ffffff">
        <style:background-image/>
      </style:paragraph-properties>
      <style:text-properties fo:color="#000000" fo:font-size="14pt" fo:font-weight="bold" officeooo:paragraph-rsid="002884da" style:font-size-asian="14pt" style:font-weight-asian="bold" style:font-size-complex="14pt" style:font-weight-complex="bold"/>
    </style:style>
    <style:style style:name="P16" style:family="paragraph" style:parent-style-name="Preformatted_20_Text">
      <style:paragraph-properties fo:background-color="#ffffff">
        <style:background-image/>
      </style:paragraph-properties>
      <style:text-properties fo:color="#000000" fo:font-size="14pt" fo:font-weight="bold" officeooo:paragraph-rsid="00289ea2" style:font-size-asian="14pt" style:font-weight-asian="bold" style:font-size-complex="14pt" style:font-weight-complex="bold"/>
    </style:style>
    <style:style style:name="P17" style:family="paragraph" style:parent-style-name="Preformatted_20_Text">
      <style:paragraph-properties fo:background-color="#ffffff">
        <style:background-image/>
      </style:paragraph-properties>
      <style:text-properties fo:color="#000000" fo:font-size="14pt" fo:font-weight="bold" officeooo:paragraph-rsid="002a0616" style:font-size-asian="14pt" style:font-weight-asian="bold" style:font-size-complex="14pt" style:font-weight-complex="bold"/>
    </style:style>
    <style:style style:name="P18" style:family="paragraph" style:parent-style-name="Preformatted_20_Text">
      <style:paragraph-properties fo:background-color="#ffffff">
        <style:background-image/>
      </style:paragraph-properties>
      <style:text-properties fo:color="#000000" fo:font-size="14pt" fo:font-weight="bold" officeooo:paragraph-rsid="002e0ec7" style:font-size-asian="14pt" style:font-weight-asian="bold" style:font-size-complex="14pt" style:font-weight-complex="bold"/>
    </style:style>
    <style:style style:name="P19" style:family="paragraph" style:parent-style-name="Preformatted_20_Text">
      <style:paragraph-properties fo:background-color="#ffffff">
        <style:background-image/>
      </style:paragraph-properties>
      <style:text-properties fo:color="#000000" fo:font-size="14pt" fo:font-weight="bold" officeooo:rsid="002b8889" officeooo:paragraph-rsid="003896fe" style:font-size-asian="14pt" style:font-weight-asian="bold" style:font-size-complex="14pt" style:font-weight-complex="bold"/>
    </style:style>
    <style:style style:name="P20" style:family="paragraph" style:parent-style-name="Preformatted_20_Text">
      <style:paragraph-properties fo:background-color="#ffffff">
        <style:background-image/>
      </style:paragraph-properties>
      <style:text-properties fo:color="#000000" fo:font-size="14pt" fo:font-weight="bold" officeooo:paragraph-rsid="001d3e74" fo:background-color="transparent" style:font-size-asian="14pt" style:font-weight-asian="bold" style:font-size-complex="14pt" style:font-weight-complex="bold"/>
    </style:style>
    <style:style style:name="P21" style:family="paragraph" style:parent-style-name="Preformatted_20_Text">
      <style:paragraph-properties fo:background-color="#ffffff">
        <style:background-image/>
      </style:paragraph-properties>
      <style:text-properties fo:color="#000000" fo:font-size="14pt" fo:font-weight="bold" officeooo:paragraph-rsid="001e2024" fo:background-color="transparent" style:font-size-asian="14pt" style:font-weight-asian="bold" style:font-size-complex="14pt" style:font-weight-complex="bold"/>
    </style:style>
    <style:style style:name="P22" style:family="paragraph" style:parent-style-name="Preformatted_20_Text">
      <style:paragraph-properties fo:background-color="#ffffff">
        <style:background-image/>
      </style:paragraph-properties>
      <style:text-properties fo:color="#000000" fo:font-size="10pt" style:font-size-asian="10pt" style:font-size-complex="10pt"/>
    </style:style>
    <style:style style:name="P23" style:family="paragraph" style:parent-style-name="Preformatted_20_Text">
      <style:paragraph-properties fo:background-color="#ffffff">
        <style:background-image/>
      </style:paragraph-properties>
      <style:text-properties fo:color="#000000" fo:font-size="12pt" fo:font-weight="normal" officeooo:rsid="001f9f0a" officeooo:paragraph-rsid="001f9f0a" fo:background-color="transparent" style:font-size-asian="12pt" style:font-weight-asian="normal" style:font-size-complex="12pt" style:font-weight-complex="normal"/>
    </style:style>
    <style:style style:name="P24" style:family="paragraph" style:parent-style-name="Preformatted_20_Text">
      <style:paragraph-properties fo:background-color="#ffffff">
        <style:background-image/>
      </style:paragraph-properties>
      <style:text-properties fo:color="#000000" officeooo:paragraph-rsid="003896fe"/>
    </style:style>
    <style:style style:name="P25" style:family="paragraph" style:parent-style-name="Preformatted_20_Text">
      <style:paragraph-properties fo:background-color="#ffffff">
        <style:background-image/>
      </style:paragraph-properties>
      <style:text-properties style:use-window-font-color="true" fo:font-size="12pt" fo:font-weight="normal" officeooo:paragraph-rsid="001d3e74" fo:background-color="transparent" style:font-size-asian="10.5pt" style:font-weight-asian="normal" style:font-size-complex="12pt" style:font-weight-complex="normal"/>
    </style:style>
    <style:style style:name="P26" style:family="paragraph" style:parent-style-name="Preformatted_20_Text">
      <style:paragraph-properties fo:background-color="#ffffff">
        <style:background-image/>
      </style:paragraph-properties>
      <style:text-properties style:use-window-font-color="true" fo:font-size="12pt" fo:font-weight="normal" officeooo:rsid="001ca627" officeooo:paragraph-rsid="001ca627" fo:background-color="transparent" style:font-size-asian="10.5pt" style:font-weight-asian="normal" style:font-size-complex="12pt" style:font-weight-complex="normal"/>
    </style:style>
    <style:style style:name="P27" style:family="paragraph" style:parent-style-name="Preformatted_20_Text">
      <style:paragraph-properties fo:background-color="#ffffff">
        <style:background-image/>
      </style:paragraph-properties>
      <style:text-properties style:use-window-font-color="true" fo:font-size="12pt" fo:font-weight="normal" officeooo:rsid="001d3e74" officeooo:paragraph-rsid="001d3e74" fo:background-color="transparent" style:font-size-asian="10.5pt" style:font-weight-asian="normal" style:font-size-complex="12pt" style:font-weight-complex="normal"/>
    </style:style>
    <style:style style:name="P28" style:family="paragraph" style:parent-style-name="Preformatted_20_Text">
      <style:paragraph-properties fo:background-color="#ffffff">
        <style:background-image/>
      </style:paragraph-properties>
      <style:text-properties style:use-window-font-color="true" fo:font-size="12pt" fo:font-weight="normal" officeooo:rsid="0022abc3" officeooo:paragraph-rsid="0022abc3" fo:background-color="transparent" style:font-size-asian="12pt" style:font-weight-asian="normal" style:font-size-complex="12pt" style:font-weight-complex="normal"/>
    </style:style>
    <style:style style:name="P29" style:family="paragraph" style:parent-style-name="Preformatted_20_Text">
      <style:paragraph-properties fo:background-color="#ffffff">
        <style:background-image/>
      </style:paragraph-properties>
      <style:text-properties style:use-window-font-color="true" fo:font-size="12pt" fo:font-weight="normal" officeooo:rsid="0025e9ba" officeooo:paragraph-rsid="0025e9ba" fo:background-color="transparent" style:font-size-asian="12pt" style:font-weight-asian="normal" style:font-size-complex="12pt" style:font-weight-complex="normal"/>
    </style:style>
    <style:style style:name="P30" style:family="paragraph" style:parent-style-name="Preformatted_20_Text">
      <style:paragraph-properties fo:background-color="#ffffff">
        <style:background-image/>
      </style:paragraph-properties>
      <style:text-properties style:use-window-font-color="true" fo:font-size="12pt" fo:font-weight="normal" officeooo:rsid="0026110f" officeooo:paragraph-rsid="0026110f" fo:background-color="transparent" style:font-size-asian="12pt" style:font-weight-asian="normal" style:font-size-complex="12pt" style:font-weight-complex="normal"/>
    </style:style>
    <style:style style:name="P31" style:family="paragraph" style:parent-style-name="Preformatted_20_Text">
      <style:paragraph-properties fo:background-color="#ffffff">
        <style:background-image/>
      </style:paragraph-properties>
      <style:text-properties style:use-window-font-color="true" fo:font-size="12pt" fo:font-weight="normal" officeooo:rsid="0027ba2a" officeooo:paragraph-rsid="0027ba2a" fo:background-color="transparent" style:font-size-asian="12pt" style:font-weight-asian="normal" style:font-size-complex="12pt" style:font-weight-complex="normal"/>
    </style:style>
    <style:style style:name="P32" style:family="paragraph" style:parent-style-name="Preformatted_20_Text">
      <style:paragraph-properties fo:background-color="#ffffff">
        <style:background-image/>
      </style:paragraph-properties>
      <style:text-properties style:use-window-font-color="true" fo:font-size="12pt" fo:font-weight="normal" officeooo:rsid="00282f6a" officeooo:paragraph-rsid="00282f6a" fo:background-color="transparent" style:font-size-asian="12pt" style:font-weight-asian="normal" style:font-size-complex="12pt" style:font-weight-complex="normal"/>
    </style:style>
    <style:style style:name="P33" style:family="paragraph" style:parent-style-name="Preformatted_20_Text">
      <style:paragraph-properties fo:background-color="#ffffff">
        <style:background-image/>
      </style:paragraph-properties>
      <style:text-properties style:use-window-font-color="true" fo:font-size="12pt" fo:font-weight="normal" officeooo:rsid="00285b05" officeooo:paragraph-rsid="00285b05" fo:background-color="transparent" style:font-size-asian="12pt" style:font-weight-asian="normal" style:font-size-complex="12pt" style:font-weight-complex="normal"/>
    </style:style>
    <style:style style:name="P34" style:family="paragraph" style:parent-style-name="Preformatted_20_Text">
      <style:paragraph-properties fo:background-color="#ffffff">
        <style:background-image/>
      </style:paragraph-properties>
      <style:text-properties style:use-window-font-color="true" fo:font-size="12pt" fo:font-weight="normal" officeooo:rsid="002884da" officeooo:paragraph-rsid="002884da" fo:background-color="transparent" style:font-size-asian="12pt" style:font-weight-asian="normal" style:font-size-complex="12pt" style:font-weight-complex="normal"/>
    </style:style>
    <style:style style:name="P35" style:family="paragraph" style:parent-style-name="Preformatted_20_Text">
      <style:paragraph-properties fo:background-color="#ffffff">
        <style:background-image/>
      </style:paragraph-properties>
      <style:text-properties style:use-window-font-color="true" fo:font-size="12pt" fo:font-weight="normal" officeooo:rsid="00289ea2" officeooo:paragraph-rsid="00289ea2" fo:background-color="transparent" style:font-size-asian="12pt" style:font-weight-asian="normal" style:font-size-complex="12pt" style:font-weight-complex="normal"/>
    </style:style>
    <style:style style:name="P36" style:family="paragraph" style:parent-style-name="Preformatted_20_Text">
      <style:paragraph-properties fo:background-color="#ffffff">
        <style:background-image/>
      </style:paragraph-properties>
      <style:text-properties style:use-window-font-color="true" fo:font-size="12pt" fo:font-weight="normal" officeooo:paragraph-rsid="00282f6a" style:font-size-asian="12pt" style:font-weight-asian="normal" style:font-size-complex="12pt" style:font-weight-complex="normal"/>
    </style:style>
    <style:style style:name="P37" style:family="paragraph" style:parent-style-name="Preformatted_20_Text">
      <style:paragraph-properties fo:background-color="#ffffff">
        <style:background-image/>
      </style:paragraph-properties>
      <style:text-properties style:use-window-font-color="true" fo:font-size="12pt" fo:font-weight="normal" officeooo:paragraph-rsid="00289ea2" style:font-size-asian="12pt" style:font-weight-asian="normal" style:font-size-complex="12pt" style:font-weight-complex="normal"/>
    </style:style>
    <style:style style:name="P38" style:family="paragraph" style:parent-style-name="Preformatted_20_Text">
      <style:paragraph-properties fo:background-color="#ffffff">
        <style:background-image/>
      </style:paragraph-properties>
      <style:text-properties style:use-window-font-color="true" fo:font-size="12pt" fo:font-weight="normal" officeooo:paragraph-rsid="002a0616" style:font-size-asian="12pt" style:font-weight-asian="normal" style:font-size-complex="12pt" style:font-weight-complex="normal"/>
    </style:style>
    <style:style style:name="P39" style:family="paragraph" style:parent-style-name="Preformatted_20_Text">
      <style:paragraph-properties fo:background-color="#ffffff">
        <style:background-image/>
      </style:paragraph-properties>
      <style:text-properties style:use-window-font-color="true" fo:font-size="12pt" fo:font-weight="normal" officeooo:rsid="00289ea2" officeooo:paragraph-rsid="00289ea2" style:font-size-asian="12pt" style:font-weight-asian="normal" style:font-size-complex="12pt" style:font-weight-complex="normal"/>
    </style:style>
    <style:style style:name="P40" style:family="paragraph" style:parent-style-name="Preformatted_20_Text">
      <style:paragraph-properties fo:background-color="#ffffff">
        <style:background-image/>
      </style:paragraph-properties>
      <style:text-properties style:use-window-font-color="true" fo:font-size="12pt" fo:font-weight="normal" officeooo:rsid="002a0616" officeooo:paragraph-rsid="002a0616" style:font-size-asian="12pt" style:font-weight-asian="normal" style:font-size-complex="12pt" style:font-weight-complex="normal"/>
    </style:style>
    <style:style style:name="P41" style:family="paragraph" style:parent-style-name="Preformatted_20_Text">
      <style:paragraph-properties fo:background-color="#ffffff">
        <style:background-image/>
      </style:paragraph-properties>
      <style:text-properties style:use-window-font-color="true" fo:font-size="12pt" fo:font-weight="normal" officeooo:rsid="002b8889" officeooo:paragraph-rsid="002a0616" style:font-size-asian="12pt" style:font-weight-asian="normal" style:font-size-complex="12pt" style:font-weight-complex="normal"/>
    </style:style>
    <style:style style:name="P42" style:family="paragraph" style:parent-style-name="Preformatted_20_Text">
      <style:paragraph-properties fo:background-color="#ffffff">
        <style:background-image/>
      </style:paragraph-properties>
      <style:text-properties style:use-window-font-color="true" fo:font-size="12pt" fo:font-weight="normal" officeooo:rsid="002d1d46" officeooo:paragraph-rsid="002d1d46" style:font-size-asian="12pt" style:font-weight-asian="normal" style:font-size-complex="12pt" style:font-weight-complex="normal"/>
    </style:style>
    <style:style style:name="P43" style:family="paragraph" style:parent-style-name="Preformatted_20_Text">
      <style:paragraph-properties fo:background-color="#ffffff">
        <style:background-image/>
      </style:paragraph-properties>
      <style:text-properties style:use-window-font-color="true" fo:font-size="12pt" fo:font-weight="normal" officeooo:rsid="002e0ec7" officeooo:paragraph-rsid="002e0ec7" style:font-size-asian="12pt" style:font-weight-asian="normal" style:font-size-complex="12pt" style:font-weight-complex="normal"/>
    </style:style>
    <style:style style:name="P44" style:family="paragraph" style:parent-style-name="Preformatted_20_Text">
      <style:paragraph-properties fo:background-color="#ffffff">
        <style:background-image/>
      </style:paragraph-properties>
      <style:text-properties style:use-window-font-color="true" fo:font-size="12pt" fo:font-weight="normal" officeooo:rsid="0036a67d" officeooo:paragraph-rsid="0036a67d" style:font-size-asian="12pt" style:font-weight-asian="normal" style:font-size-complex="12pt" style:font-weight-complex="normal"/>
    </style:style>
    <style:style style:name="P45" style:family="paragraph" style:parent-style-name="Preformatted_20_Text">
      <style:paragraph-properties fo:background-color="#ffffff">
        <style:background-image/>
      </style:paragraph-properties>
      <style:text-properties style:use-window-font-color="true" fo:font-size="12pt" fo:font-weight="bold" officeooo:rsid="001ca627" officeooo:paragraph-rsid="001ca627" style:font-size-asian="10.5pt" style:font-weight-asian="bold" style:font-size-complex="12pt" style:font-weight-complex="bold"/>
    </style:style>
    <style:style style:name="P46" style:family="paragraph" style:parent-style-name="Preformatted_20_Text">
      <style:paragraph-properties fo:background-color="#ffffff">
        <style:background-image/>
      </style:paragraph-properties>
      <style:text-properties style:use-window-font-color="true" fo:font-size="12pt" fo:font-weight="bold" officeooo:rsid="0026110f" officeooo:paragraph-rsid="0026110f" fo:background-color="transparent" style:font-size-asian="12pt" style:font-weight-asian="normal" style:font-size-complex="12pt" style:font-weight-complex="normal"/>
    </style:style>
    <style:style style:name="P47" style:family="paragraph" style:parent-style-name="Preformatted_20_Text">
      <style:paragraph-properties fo:background-color="#ffffff">
        <style:background-image/>
      </style:paragraph-properties>
      <style:text-properties style:use-window-font-color="true" fo:font-size="12pt" fo:font-weight="bold" officeooo:rsid="0026bb34" officeooo:paragraph-rsid="0026bb34" fo:background-color="transparent" style:font-size-asian="12pt" style:font-weight-asian="normal" style:font-size-complex="12pt" style:font-weight-complex="normal"/>
    </style:style>
    <style:style style:name="P48" style:family="paragraph" style:parent-style-name="Preformatted_20_Text">
      <style:paragraph-properties fo:background-color="#ffffff">
        <style:background-image/>
      </style:paragraph-properties>
      <style:text-properties style:use-window-font-color="true" fo:font-size="12pt" fo:font-weight="bold" officeooo:rsid="002d1d46" officeooo:paragraph-rsid="002d1d46" style:font-size-asian="12pt" style:font-weight-asian="bold" style:font-size-complex="12pt" style:font-weight-complex="bold"/>
    </style:style>
    <style:style style:name="P49" style:family="paragraph" style:parent-style-name="Preformatted_20_Text">
      <style:paragraph-properties fo:background-color="#ffffff">
        <style:background-image/>
      </style:paragraph-properties>
      <style:text-properties fo:font-size="12pt" fo:font-weight="normal" officeooo:paragraph-rsid="001f9f0a" style:font-size-asian="12pt" style:font-weight-asian="normal" style:font-size-complex="12pt" style:font-weight-complex="normal"/>
    </style:style>
    <style:style style:name="P50" style:family="paragraph" style:parent-style-name="Preformatted_20_Text">
      <style:paragraph-properties fo:background-color="#ffffff">
        <style:background-image/>
      </style:paragraph-properties>
      <style:text-properties fo:color="#800080" fo:font-size="14pt" fo:font-weight="bold" officeooo:rsid="001be888" officeooo:paragraph-rsid="001be888" style:font-size-asian="14pt" style:font-weight-asian="bold" style:font-size-complex="14pt" style:font-weight-complex="bold"/>
    </style:style>
    <style:style style:name="P51" style:family="paragraph" style:parent-style-name="Preformatted_20_Text">
      <style:paragraph-properties fo:background-color="#ffffff">
        <style:background-image/>
      </style:paragraph-properties>
      <style:text-properties fo:color="#800080" fo:font-size="14pt" fo:font-weight="bold" officeooo:rsid="00289ea2" officeooo:paragraph-rsid="002a0616" style:font-size-asian="14pt" style:font-weight-asian="bold" style:font-size-complex="14pt" style:font-weight-complex="bold"/>
    </style:style>
    <style:style style:name="P52" style:family="paragraph" style:parent-style-name="Preformatted_20_Text">
      <style:paragraph-properties fo:background-color="#ffffff">
        <style:background-image/>
      </style:paragraph-properties>
      <style:text-properties fo:color="#800080" fo:font-size="14pt" fo:font-weight="bold" officeooo:rsid="002b8889" officeooo:paragraph-rsid="002d1d46" style:font-size-asian="14pt" style:font-weight-asian="bold" style:font-size-complex="14pt" style:font-weight-complex="bold"/>
    </style:style>
    <style:style style:name="P53" style:family="paragraph" style:parent-style-name="Preformatted_20_Text">
      <style:paragraph-properties fo:background-color="#ffffff">
        <style:background-image/>
      </style:paragraph-properties>
      <style:text-properties fo:color="#800080" fo:font-size="14pt" fo:font-weight="bold" officeooo:rsid="002d1d46" officeooo:paragraph-rsid="002e0ec7" style:font-size-asian="14pt" style:font-weight-asian="bold" style:font-size-complex="14pt" style:font-weight-complex="bold"/>
    </style:style>
    <style:style style:name="P54" style:family="paragraph" style:parent-style-name="Preformatted_20_Text">
      <style:paragraph-properties fo:background-color="#ffffff">
        <style:background-image/>
      </style:paragraph-properties>
      <style:text-properties fo:color="#800080" fo:font-size="14pt" fo:font-weight="bold" officeooo:rsid="0022abc3" officeooo:paragraph-rsid="00246f2b" fo:background-color="transparent" style:font-size-asian="14pt" style:font-weight-asian="bold" style:font-size-complex="14pt" style:font-weight-complex="bold"/>
    </style:style>
    <style:style style:name="P55" style:family="paragraph" style:parent-style-name="Preformatted_20_Text">
      <style:paragraph-properties fo:background-color="#ffffff">
        <style:background-image/>
      </style:paragraph-properties>
      <style:text-properties fo:color="#800080" fo:font-size="14pt" fo:font-weight="bold" officeooo:rsid="0025e9ba" officeooo:paragraph-rsid="0026110f" fo:background-color="transparent" style:font-size-asian="14pt" style:font-weight-asian="bold" style:font-size-complex="14pt" style:font-weight-complex="bold"/>
    </style:style>
    <style:style style:name="P56" style:family="paragraph" style:parent-style-name="Preformatted_20_Text">
      <style:paragraph-properties fo:background-color="#ffffff">
        <style:background-image/>
      </style:paragraph-properties>
      <style:text-properties fo:color="#800080" fo:font-size="14pt" fo:font-weight="bold" officeooo:rsid="0027ba2a" officeooo:paragraph-rsid="00282f6a" fo:background-color="transparent" style:font-size-asian="14pt" style:font-weight-asian="bold" style:font-size-complex="14pt" style:font-weight-complex="bold"/>
    </style:style>
    <style:style style:name="P57" style:family="paragraph" style:parent-style-name="Preformatted_20_Text">
      <style:paragraph-properties fo:background-color="#ffffff">
        <style:background-image/>
      </style:paragraph-properties>
      <style:text-properties fo:color="#800080" fo:font-size="14pt" fo:font-weight="bold" officeooo:rsid="00282f6a" officeooo:paragraph-rsid="00285b05" fo:background-color="transparent" style:font-size-asian="14pt" style:font-weight-asian="bold" style:font-size-complex="14pt" style:font-weight-complex="bold"/>
    </style:style>
    <style:style style:name="P58" style:family="paragraph" style:parent-style-name="Preformatted_20_Text">
      <style:paragraph-properties fo:background-color="#ffffff">
        <style:background-image/>
      </style:paragraph-properties>
      <style:text-properties fo:color="#800080" fo:font-size="14pt" fo:font-weight="bold" officeooo:rsid="00285b05" officeooo:paragraph-rsid="002884da" fo:background-color="transparent" style:font-size-asian="14pt" style:font-weight-asian="bold" style:font-size-complex="14pt" style:font-weight-complex="bold"/>
    </style:style>
    <style:style style:name="P59" style:family="paragraph" style:parent-style-name="Preformatted_20_Text">
      <style:paragraph-properties fo:background-color="#ffffff">
        <style:background-image/>
      </style:paragraph-properties>
      <style:text-properties fo:color="#800080" fo:font-size="14pt" fo:font-weight="bold" officeooo:rsid="002884da" officeooo:paragraph-rsid="00289ea2" fo:background-color="transparent" style:font-size-asian="14pt" style:font-weight-asian="bold" style:font-size-complex="14pt" style:font-weight-complex="bold"/>
    </style:style>
    <style:style style:name="P60" style:family="paragraph" style:parent-style-name="Preformatted_20_Text">
      <style:paragraph-properties fo:background-color="#ffffff">
        <style:background-image/>
      </style:paragraph-properties>
      <style:text-properties fo:color="#800080" fo:font-size="12pt" fo:font-weight="normal" officeooo:rsid="001ca627" officeooo:paragraph-rsid="001ca627" style:font-size-asian="10.5pt" style:font-weight-asian="normal" style:font-size-complex="12pt" style:font-weight-complex="normal"/>
    </style:style>
    <style:style style:name="P61" style:family="paragraph" style:parent-style-name="Preformatted_20_Text">
      <style:paragraph-properties fo:background-color="#ffffff">
        <style:background-image/>
      </style:paragraph-properties>
      <style:text-properties fo:color="#800080" fo:font-size="12pt" fo:font-weight="bold" officeooo:rsid="00289ea2" officeooo:paragraph-rsid="00289ea2" fo:background-color="transparent" style:font-size-asian="12pt" style:font-weight-asian="bold" style:font-size-complex="12pt" style:font-weight-complex="bold"/>
    </style:style>
    <style:style style:name="P62" style:family="paragraph" style:parent-style-name="Preformatted_20_Text">
      <style:paragraph-properties fo:background-color="#ffffff">
        <style:background-image/>
      </style:paragraph-properties>
      <style:text-properties fo:color="#800080" fo:font-size="12pt" fo:font-weight="bold" officeooo:paragraph-rsid="00289ea2" style:font-size-asian="12pt" style:font-weight-asian="bold" style:font-size-complex="12pt" style:font-weight-complex="bold"/>
    </style:style>
    <style:style style:name="P63" style:family="paragraph" style:parent-style-name="Preformatted_20_Text">
      <style:paragraph-properties fo:background-color="#ffffff">
        <style:background-image/>
      </style:paragraph-properties>
      <style:text-properties fo:color="#800080" fo:font-size="12pt" fo:font-weight="bold" officeooo:rsid="00289ea2" officeooo:paragraph-rsid="00289ea2" style:font-size-asian="12pt" style:font-weight-asian="bold" style:font-size-complex="12pt" style:font-weight-complex="bold"/>
    </style:style>
    <style:style style:name="P64" style:family="paragraph" style:parent-style-name="Preformatted_20_Text">
      <style:paragraph-properties fo:background-color="#ffffff">
        <style:background-image/>
      </style:paragraph-properties>
      <style:text-properties fo:color="#99284c" fo:font-size="12pt" fo:font-weight="bold" officeooo:rsid="001ca627" officeooo:paragraph-rsid="001ca627" style:font-size-asian="10.5pt" style:font-weight-asian="normal" style:font-size-complex="12pt" style:font-weight-complex="normal"/>
    </style:style>
    <style:style style:name="P65" style:family="paragraph" style:parent-style-name="Preformatted_20_Text">
      <style:paragraph-properties fo:background-color="#ffffff">
        <style:background-image/>
      </style:paragraph-properties>
      <style:text-properties fo:color="#bb7977" fo:font-size="14pt" fo:font-weight="bold" officeooo:rsid="001d3e74" officeooo:paragraph-rsid="001e2024" fo:background-color="transparent" style:font-size-asian="14pt" style:font-weight-asian="bold" style:font-size-complex="14pt" style:font-weight-complex="bold"/>
    </style:style>
    <style:style style:name="P66" style:family="paragraph" style:parent-style-name="Preformatted_20_Text">
      <style:paragraph-properties fo:background-color="#ffffff">
        <style:background-image/>
      </style:paragraph-properties>
      <style:text-properties fo:color="#bb7977" fo:font-size="14pt" fo:font-weight="bold" officeooo:rsid="001f9f0a" officeooo:paragraph-rsid="00209ee1" fo:background-color="transparent" style:font-size-asian="14pt" style:font-weight-asian="bold" style:font-size-complex="14pt" style:font-weight-complex="bold"/>
    </style:style>
    <style:style style:name="P67" style:family="paragraph" style:parent-style-name="Preformatted_20_Text">
      <style:paragraph-properties fo:background-color="#ffffff">
        <style:background-image/>
      </style:paragraph-properties>
      <style:text-properties fo:color="#800000" fo:font-size="12pt" fo:font-weight="bold" officeooo:rsid="0026110f" officeooo:paragraph-rsid="0026110f" fo:background-color="transparent" style:font-size-asian="12pt" style:font-weight-asian="normal" style:font-size-complex="12pt" style:font-weight-complex="normal"/>
    </style:style>
    <style:style style:name="P68" style:family="paragraph" style:parent-style-name="Preformatted_20_Text">
      <style:paragraph-properties fo:background-color="#ffffff">
        <style:background-image/>
      </style:paragraph-properties>
      <style:text-properties fo:color="#800000" fo:font-size="10pt" fo:font-weight="bold" officeooo:rsid="0026110f" officeooo:paragraph-rsid="0026110f" fo:background-color="transparent" style:font-size-asian="10pt" style:font-weight-asian="normal" style:font-size-complex="10pt" style:font-weight-complex="normal"/>
    </style:style>
    <style:style style:name="P69" style:family="paragraph" style:parent-style-name="Preformatted_20_Text">
      <style:paragraph-properties fo:background-color="#ffffff" fo:padding="0.074cm" fo:border-left="none" fo:border-right="none" fo:border-top="none" fo:border-bottom="0.035cm solid #000000" style:join-border="false">
        <style:background-image/>
      </style:paragraph-properties>
      <style:text-properties fo:color="#000000" fo:font-size="14pt" fo:font-weight="bold" officeooo:paragraph-rsid="0027ba2a" style:font-size-asian="14pt" style:font-weight-asian="bold" style:font-size-complex="14pt" style:font-weight-complex="bold"/>
    </style:style>
    <style:style style:name="P70" style:family="paragraph" style:parent-style-name="Preformatted_20_Text">
      <style:paragraph-properties fo:background-color="#ffffff" fo:padding="0.074cm" fo:border-left="none" fo:border-right="none" fo:border-top="none" fo:border-bottom="0.035cm solid #000000" style:join-border="false">
        <style:background-image/>
      </style:paragraph-properties>
      <style:text-properties fo:color="#000000" fo:font-size="12pt" fo:font-weight="normal" officeooo:rsid="001f9f0a" officeooo:paragraph-rsid="001f9f0a" fo:background-color="transparent" style:font-size-asian="12pt" style:font-weight-asian="normal" style:font-size-complex="12pt" style:font-weight-complex="normal"/>
    </style:style>
    <style:style style:name="P71" style:family="paragraph" style:parent-style-name="Preformatted_20_Text">
      <style:paragraph-properties fo:background-color="#ffffff" fo:padding="0.074cm" fo:border-left="none" fo:border-right="none" fo:border-top="none" fo:border-bottom="0.035cm solid #000000" style:join-border="false">
        <style:background-image/>
      </style:paragraph-properties>
      <style:text-properties style:use-window-font-color="true" fo:font-size="12pt" fo:font-weight="normal" officeooo:rsid="001ca627" officeooo:paragraph-rsid="001ca627" fo:background-color="transparent" style:font-size-asian="10.5pt" style:font-weight-asian="normal" style:font-size-complex="12pt" style:font-weight-complex="normal"/>
    </style:style>
    <style:style style:name="P72" style:family="paragraph" style:parent-style-name="Preformatted_20_Text">
      <style:paragraph-properties fo:background-color="#ffffff" fo:padding="0.074cm" fo:border-left="none" fo:border-right="none" fo:border-top="none" fo:border-bottom="0.035cm solid #000000" style:join-border="false">
        <style:background-image/>
      </style:paragraph-properties>
      <style:text-properties style:use-window-font-color="true" fo:font-size="12pt" fo:font-weight="normal" officeooo:rsid="001d3e74" officeooo:paragraph-rsid="001d3e74" fo:background-color="transparent" style:font-size-asian="10.5pt" style:font-weight-asian="normal" style:font-size-complex="12pt" style:font-weight-complex="normal"/>
    </style:style>
    <style:style style:name="P73" style:family="paragraph" style:parent-style-name="Preformatted_20_Text">
      <style:paragraph-properties fo:background-color="#ffffff" fo:padding="0.074cm" fo:border-left="none" fo:border-right="none" fo:border-top="none" fo:border-bottom="0.035cm solid #000000" style:join-border="false">
        <style:background-image/>
      </style:paragraph-properties>
      <style:text-properties style:use-window-font-color="true" fo:font-size="12pt" fo:font-weight="normal" officeooo:rsid="0022abc3" officeooo:paragraph-rsid="0022abc3" fo:background-color="transparent" style:font-size-asian="12pt" style:font-weight-asian="normal" style:font-size-complex="12pt" style:font-weight-complex="normal"/>
    </style:style>
    <style:style style:name="P74" style:family="paragraph" style:parent-style-name="Preformatted_20_Text">
      <style:paragraph-properties fo:background-color="#ffffff" fo:padding="0.074cm" fo:border-left="none" fo:border-right="none" fo:border-top="none" fo:border-bottom="0.035cm solid #000000" style:join-border="false">
        <style:background-image/>
      </style:paragraph-properties>
      <style:text-properties style:use-window-font-color="true" fo:font-size="12pt" fo:font-weight="normal" officeooo:rsid="0025e9ba" officeooo:paragraph-rsid="0025e9ba" fo:background-color="transparent" style:font-size-asian="12pt" style:font-weight-asian="normal" style:font-size-complex="12pt" style:font-weight-complex="normal"/>
    </style:style>
    <style:style style:name="P75" style:family="paragraph" style:parent-style-name="Preformatted_20_Text">
      <style:paragraph-properties fo:background-color="#ffffff" fo:padding="0.074cm" fo:border-left="none" fo:border-right="none" fo:border-top="none" fo:border-bottom="0.035cm solid #000000" style:join-border="false">
        <style:background-image/>
      </style:paragraph-properties>
      <style:text-properties style:use-window-font-color="true" fo:font-size="12pt" fo:font-weight="normal" officeooo:rsid="0027ba2a" officeooo:paragraph-rsid="0027ba2a" fo:background-color="transparent" style:font-size-asian="12pt" style:font-weight-asian="normal" style:font-size-complex="12pt" style:font-weight-complex="normal"/>
    </style:style>
    <style:style style:name="P76" style:family="paragraph" style:parent-style-name="Preformatted_20_Text">
      <style:paragraph-properties fo:background-color="#ffffff" fo:padding="0.074cm" fo:border-left="none" fo:border-right="none" fo:border-top="none" fo:border-bottom="0.035cm solid #000000" style:join-border="false">
        <style:background-image/>
      </style:paragraph-properties>
      <style:text-properties style:use-window-font-color="true" fo:font-size="12pt" fo:font-weight="normal" officeooo:rsid="00282f6a" officeooo:paragraph-rsid="00282f6a" fo:background-color="transparent" style:font-size-asian="12pt" style:font-weight-asian="normal" style:font-size-complex="12pt" style:font-weight-complex="normal"/>
    </style:style>
    <style:style style:name="P77" style:family="paragraph" style:parent-style-name="Preformatted_20_Text">
      <style:paragraph-properties fo:background-color="#ffffff" fo:padding="0.074cm" fo:border-left="none" fo:border-right="none" fo:border-top="none" fo:border-bottom="0.035cm solid #000000" style:join-border="false">
        <style:background-image/>
      </style:paragraph-properties>
      <style:text-properties style:use-window-font-color="true" fo:font-size="12pt" fo:font-weight="normal" officeooo:rsid="00285b05" officeooo:paragraph-rsid="00285b05" fo:background-color="transparent" style:font-size-asian="12pt" style:font-weight-asian="normal" style:font-size-complex="12pt" style:font-weight-complex="normal"/>
    </style:style>
    <style:style style:name="P78" style:family="paragraph" style:parent-style-name="Preformatted_20_Text">
      <style:paragraph-properties fo:background-color="#ffffff" fo:padding="0.074cm" fo:border-left="none" fo:border-right="none" fo:border-top="none" fo:border-bottom="0.035cm solid #000000" style:join-border="false">
        <style:background-image/>
      </style:paragraph-properties>
      <style:text-properties style:use-window-font-color="true" fo:font-size="12pt" fo:font-weight="normal" officeooo:rsid="002884da" officeooo:paragraph-rsid="002884da" fo:background-color="transparent" style:font-size-asian="12pt" style:font-weight-asian="normal" style:font-size-complex="12pt" style:font-weight-complex="normal"/>
    </style:style>
    <style:style style:name="P79" style:family="paragraph" style:parent-style-name="Preformatted_20_Text">
      <style:paragraph-properties fo:background-color="#ffffff" fo:padding="0.074cm" fo:border-left="none" fo:border-right="none" fo:border-top="none" fo:border-bottom="0.035cm solid #000000" style:join-border="false">
        <style:background-image/>
      </style:paragraph-properties>
      <style:text-properties style:use-window-font-color="true" fo:font-size="12pt" fo:font-weight="normal" officeooo:rsid="00289ea2" officeooo:paragraph-rsid="00289ea2" fo:background-color="transparent" style:font-size-asian="12pt" style:font-weight-asian="normal" style:font-size-complex="12pt" style:font-weight-complex="normal"/>
    </style:style>
    <style:style style:name="P80" style:family="paragraph" style:parent-style-name="Preformatted_20_Text">
      <style:paragraph-properties fo:background-color="#ffffff" fo:padding="0.074cm" fo:border-left="none" fo:border-right="none" fo:border-top="none" fo:border-bottom="0.035cm solid #000000" style:join-border="false">
        <style:background-image/>
      </style:paragraph-properties>
      <style:text-properties style:use-window-font-color="true" fo:font-size="12pt" fo:font-weight="normal" officeooo:rsid="00289ea2" officeooo:paragraph-rsid="00289ea2" style:font-size-asian="12pt" style:font-weight-asian="normal" style:font-size-complex="12pt" style:font-weight-complex="normal"/>
    </style:style>
    <style:style style:name="P81" style:family="paragraph" style:parent-style-name="Preformatted_20_Text">
      <style:paragraph-properties fo:background-color="#ffffff" fo:padding="0.074cm" fo:border-left="none" fo:border-right="none" fo:border-top="none" fo:border-bottom="0.035cm solid #000000" style:join-border="false">
        <style:background-image/>
      </style:paragraph-properties>
      <style:text-properties style:use-window-font-color="true" fo:font-size="12pt" fo:font-weight="normal" officeooo:rsid="002b8889" officeooo:paragraph-rsid="002a0616" style:font-size-asian="12pt" style:font-weight-asian="normal" style:font-size-complex="12pt" style:font-weight-complex="normal"/>
    </style:style>
    <style:style style:name="P82" style:family="paragraph" style:parent-style-name="Preformatted_20_Text">
      <style:paragraph-properties fo:background-color="#ffffff" fo:padding="0.074cm" fo:border-left="none" fo:border-right="none" fo:border-top="none" fo:border-bottom="0.035cm solid #000000" style:join-border="false">
        <style:background-image/>
      </style:paragraph-properties>
      <style:text-properties style:use-window-font-color="true" fo:font-size="12pt" fo:font-weight="bold" officeooo:rsid="00289ea2" officeooo:paragraph-rsid="00289ea2" fo:background-color="transparent" style:font-size-asian="12pt" style:font-weight-asian="bold" style:font-size-complex="12pt" style:font-weight-complex="bold"/>
    </style:style>
    <style:style style:name="P83" style:family="paragraph" style:parent-style-name="Preformatted_20_Text">
      <style:paragraph-properties fo:background-color="#ffffff" fo:padding="0.074cm" fo:border-left="none" fo:border-right="none" fo:border-top="none" fo:border-bottom="0.035cm solid #000000" style:join-border="false">
        <style:background-image/>
      </style:paragraph-properties>
      <style:text-properties style:use-window-font-color="true" fo:font-size="12pt" fo:font-weight="bold" officeooo:rsid="002d1d46" officeooo:paragraph-rsid="002d1d46" style:font-size-asian="12pt" style:font-weight-asian="bold" style:font-size-complex="12pt" style:font-weight-complex="bold"/>
    </style:style>
    <style:style style:name="P84" style:family="paragraph" style:parent-style-name="Standard">
      <style:paragraph-properties fo:padding="0.074cm" fo:border-left="none" fo:border-right="none" fo:border-top="none" fo:border-bottom="0.035cm solid #000000" style:join-border="false"/>
      <style:text-properties officeooo:rsid="001be888" officeooo:paragraph-rsid="001be888"/>
    </style:style>
    <style:style style:name="P85" style:family="paragraph" style:parent-style-name="Preformatted_20_Text">
      <style:paragraph-properties fo:background-color="#ffffff">
        <style:background-image/>
      </style:paragraph-properties>
      <style:text-properties fo:color="#800080" fo:font-size="14pt" style:text-underline-style="none" fo:font-weight="bold" officeooo:rsid="003896fe" officeooo:paragraph-rsid="003896fe" style:font-size-asian="14pt" style:font-weight-asian="bold" style:font-size-complex="14pt" style:font-weight-complex="bold"/>
    </style:style>
    <style:style style:name="P86" style:family="paragraph" style:parent-style-name="Preformatted_20_Text">
      <style:paragraph-properties fo:background-color="#ffffff">
        <style:background-image/>
      </style:paragraph-properties>
      <style:text-properties style:use-window-font-color="true" fo:font-size="12pt" officeooo:paragraph-rsid="003896fe" style:font-size-asian="12pt" style:font-size-complex="12pt"/>
    </style:style>
    <style:style style:name="P87" style:family="paragraph" style:parent-style-name="Preformatted_20_Text">
      <style:paragraph-properties fo:background-color="#ffffff">
        <style:background-image/>
      </style:paragraph-properties>
      <style:text-properties fo:color="#000000" fo:font-size="14pt" officeooo:paragraph-rsid="002d1d46" style:font-size-asian="14pt" style:font-size-complex="14pt"/>
    </style:style>
    <style:style style:name="P88" style:family="paragraph" style:parent-style-name="Preformatted_20_Text">
      <style:paragraph-properties fo:background-color="#ffffff" fo:padding="0.074cm" fo:border-left="none" fo:border-right="none" fo:border-top="none" fo:border-bottom="0.035cm solid #000000" style:join-border="false">
        <style:background-image/>
      </style:paragraph-properties>
      <style:text-properties style:use-window-font-color="true" fo:font-size="12pt" officeooo:paragraph-rsid="003896fe" style:font-size-asian="12pt" style:font-size-complex="12pt"/>
    </style:style>
    <style:style style:name="T1" style:family="text">
      <style:text-properties officeooo:rsid="001be888"/>
    </style:style>
    <style:style style:name="T2" style:family="text">
      <style:text-properties fo:color="#696969"/>
    </style:style>
    <style:style style:name="T3" style:family="text">
      <style:text-properties fo:color="#808030"/>
    </style:style>
    <style:style style:name="T4" style:family="text">
      <style:text-properties fo:color="#808030" officeooo:rsid="001be888"/>
    </style:style>
    <style:style style:name="T5" style:family="text">
      <style:text-properties fo:color="#808030" officeooo:rsid="001ca627"/>
    </style:style>
    <style:style style:name="T6" style:family="text">
      <style:text-properties fo:color="#808030" officeooo:rsid="001d3e74"/>
    </style:style>
    <style:style style:name="T7" style:family="text">
      <style:text-properties fo:color="#808030" officeooo:rsid="001f9f0a" fo:background-color="transparent"/>
    </style:style>
    <style:style style:name="T8" style:family="text">
      <style:text-properties fo:color="#808030" officeooo:rsid="0022abc3" fo:background-color="transparent"/>
    </style:style>
    <style:style style:name="T9" style:family="text">
      <style:text-properties fo:color="#808030" officeooo:rsid="0025e9ba" fo:background-color="transparent"/>
    </style:style>
    <style:style style:name="T10" style:family="text">
      <style:text-properties fo:color="#808030" officeooo:rsid="0026110f" fo:background-color="transparent"/>
    </style:style>
    <style:style style:name="T11" style:family="text">
      <style:text-properties fo:color="#808030" officeooo:rsid="0027ba2a" fo:background-color="transparent"/>
    </style:style>
    <style:style style:name="T12" style:family="text">
      <style:text-properties fo:color="#808030" officeooo:rsid="00282f6a" fo:background-color="transparent"/>
    </style:style>
    <style:style style:name="T13" style:family="text">
      <style:text-properties fo:color="#808030" officeooo:rsid="00285b05" fo:background-color="transparent"/>
    </style:style>
    <style:style style:name="T14" style:family="text">
      <style:text-properties fo:color="#808030" officeooo:rsid="002884da" fo:background-color="transparent"/>
    </style:style>
    <style:style style:name="T15" style:family="text">
      <style:text-properties fo:color="#808030" officeooo:rsid="00289ea2" fo:background-color="transparent"/>
    </style:style>
    <style:style style:name="T16" style:family="text">
      <style:text-properties fo:color="#808030" officeooo:rsid="00289ea2"/>
    </style:style>
    <style:style style:name="T17" style:family="text">
      <style:text-properties fo:color="#808030" officeooo:rsid="002b8889"/>
    </style:style>
    <style:style style:name="T18" style:family="text">
      <style:text-properties fo:color="#808030" officeooo:rsid="002d1d46"/>
    </style:style>
    <style:style style:name="T19" style:family="text">
      <style:text-properties fo:color="#808030" style:text-underline-style="none"/>
    </style:style>
    <style:style style:name="T20" style:family="text">
      <style:text-properties fo:color="#800000"/>
    </style:style>
    <style:style style:name="T21" style:family="text">
      <style:text-properties fo:color="#800000" fo:font-weight="bold"/>
    </style:style>
    <style:style style:name="T22" style:family="text">
      <style:text-properties fo:color="#800000" officeooo:rsid="0025e9ba" fo:background-color="transparent"/>
    </style:style>
    <style:style style:name="T23" style:family="text">
      <style:text-properties fo:color="#800000" officeooo:rsid="0026110f" fo:background-color="transparent"/>
    </style:style>
    <style:style style:name="T24" style:family="text">
      <style:text-properties fo:color="#800000" officeooo:rsid="00282f6a" fo:background-color="transparent"/>
    </style:style>
    <style:style style:name="T25" style:family="text">
      <style:text-properties fo:color="#800000" officeooo:rsid="00289ea2"/>
    </style:style>
    <style:style style:name="T26" style:family="text">
      <style:text-properties fo:color="#800000" officeooo:rsid="002b8889"/>
    </style:style>
    <style:style style:name="T27" style:family="text">
      <style:text-properties fo:color="#800000" style:text-underline-style="none" fo:font-weight="bold"/>
    </style:style>
    <style:style style:name="T28" style:family="text">
      <style:text-properties fo:color="#800000" style:text-underline-style="none" fo:font-weight="bold" officeooo:rsid="003896fe" style:font-weight-asian="bold" style:font-weight-complex="bold"/>
    </style:style>
    <style:style style:name="T29" style:family="text">
      <style:text-properties fo:color="#bb7977"/>
    </style:style>
    <style:style style:name="T30" style:family="text">
      <style:text-properties fo:color="#bb7977" officeooo:rsid="001ca627"/>
    </style:style>
    <style:style style:name="T31" style:family="text">
      <style:text-properties fo:color="#bb7977" officeooo:rsid="001d3e74"/>
    </style:style>
    <style:style style:name="T32" style:family="text">
      <style:text-properties fo:color="#bb7977" officeooo:rsid="001f9f0a" fo:background-color="transparent"/>
    </style:style>
    <style:style style:name="T33" style:family="text">
      <style:text-properties fo:color="#bb7977" officeooo:rsid="0022abc3" fo:background-color="transparent"/>
    </style:style>
    <style:style style:name="T34" style:family="text">
      <style:text-properties fo:color="#bb7977" officeooo:rsid="0025e9ba" fo:background-color="transparent"/>
    </style:style>
    <style:style style:name="T35" style:family="text">
      <style:text-properties fo:color="#bb7977" officeooo:rsid="0026110f" fo:background-color="transparent"/>
    </style:style>
    <style:style style:name="T36" style:family="text">
      <style:text-properties fo:color="#bb7977" officeooo:rsid="0027ba2a" fo:background-color="transparent"/>
    </style:style>
    <style:style style:name="T37" style:family="text">
      <style:text-properties fo:color="#bb7977" officeooo:rsid="00282f6a" fo:background-color="transparent"/>
    </style:style>
    <style:style style:name="T38" style:family="text">
      <style:text-properties fo:color="#bb7977" officeooo:rsid="00285b05" fo:background-color="transparent"/>
    </style:style>
    <style:style style:name="T39" style:family="text">
      <style:text-properties fo:color="#bb7977" officeooo:rsid="002884da" fo:background-color="transparent"/>
    </style:style>
    <style:style style:name="T40" style:family="text">
      <style:text-properties fo:color="#bb7977" officeooo:rsid="00289ea2" fo:background-color="transparent"/>
    </style:style>
    <style:style style:name="T41" style:family="text">
      <style:text-properties fo:color="#bb7977" officeooo:rsid="00289ea2"/>
    </style:style>
    <style:style style:name="T42" style:family="text">
      <style:text-properties fo:color="#bb7977" style:text-underline-style="none"/>
    </style:style>
    <style:style style:name="T43" style:family="text">
      <style:text-properties fo:color="#800080"/>
    </style:style>
    <style:style style:name="T44" style:family="text">
      <style:text-properties fo:color="#800080" officeooo:rsid="001be888"/>
    </style:style>
    <style:style style:name="T45" style:family="text">
      <style:text-properties fo:color="#800080" officeooo:rsid="0022abc3" fo:background-color="transparent"/>
    </style:style>
    <style:style style:name="T46" style:family="text">
      <style:text-properties fo:color="#800080" officeooo:rsid="0025e9ba" fo:background-color="transparent"/>
    </style:style>
    <style:style style:name="T47" style:family="text">
      <style:text-properties fo:color="#800080" officeooo:rsid="0026110f" fo:background-color="transparent"/>
    </style:style>
    <style:style style:name="T48" style:family="text">
      <style:text-properties fo:color="#800080" officeooo:rsid="0027ba2a" fo:background-color="transparent"/>
    </style:style>
    <style:style style:name="T49" style:family="text">
      <style:text-properties fo:color="#800080" officeooo:rsid="00282f6a" fo:background-color="transparent"/>
    </style:style>
    <style:style style:name="T50" style:family="text">
      <style:text-properties fo:color="#800080" officeooo:rsid="00285b05" fo:background-color="transparent"/>
    </style:style>
    <style:style style:name="T51" style:family="text">
      <style:text-properties fo:color="#800080" officeooo:rsid="002884da" fo:background-color="transparent"/>
    </style:style>
    <style:style style:name="T52" style:family="text">
      <style:text-properties fo:color="#800080" officeooo:rsid="00289ea2" fo:background-color="transparent"/>
    </style:style>
    <style:style style:name="T53" style:family="text">
      <style:text-properties fo:color="#800080" officeooo:rsid="00289ea2"/>
    </style:style>
    <style:style style:name="T54" style:family="text">
      <style:text-properties fo:color="#800080" officeooo:rsid="002b8889"/>
    </style:style>
    <style:style style:name="T55" style:family="text">
      <style:text-properties fo:color="#800080" officeooo:rsid="002d1d46"/>
    </style:style>
    <style:style style:name="T56" style:family="text">
      <style:text-properties fo:color="#800080" style:text-underline-style="none"/>
    </style:style>
    <style:style style:name="T57" style:family="text">
      <style:text-properties fo:color="#800080" style:text-underline-style="none" officeooo:rsid="003896fe"/>
    </style:style>
    <style:style style:name="T58" style:family="text">
      <style:text-properties fo:color="#000000" officeooo:rsid="001e2024" fo:background-color="transparent"/>
    </style:style>
    <style:style style:name="T59" style:family="text">
      <style:text-properties fo:color="#000000" officeooo:rsid="001f9f0a" fo:background-color="transparent"/>
    </style:style>
    <style:style style:name="T60" style:family="text">
      <style:text-properties officeooo:rsid="001ca627"/>
    </style:style>
    <style:style style:name="T61" style:family="text">
      <style:text-properties style:use-window-font-color="true" fo:font-size="12pt" fo:font-weight="normal" officeooo:rsid="002e0ec7" style:font-size-asian="12pt" style:font-weight-asian="normal" style:font-size-complex="12pt" style:font-weight-complex="normal"/>
    </style:style>
    <style:style style:name="T62" style:family="text">
      <style:text-properties style:use-window-font-color="true" fo:font-size="12pt" fo:font-weight="normal" officeooo:rsid="002d1d46" style:font-size-asian="12pt" style:font-weight-asian="normal" style:font-size-complex="12pt" style:font-weight-complex="normal"/>
    </style:style>
    <style:style style:name="T63" style:family="text">
      <style:text-properties style:use-window-font-color="true" style:text-underline-style="none"/>
    </style:style>
    <style:style style:name="T64" style:family="text">
      <style:text-properties style:use-window-font-color="true" style:text-underline-style="none" fo:background-color="transparent"/>
    </style:style>
    <style:style style:name="T65" style:family="text">
      <style:text-properties style:use-window-font-color="true" style:text-underline-style="none" officeooo:rsid="003896fe"/>
    </style:style>
    <style:style style:name="T66" style:family="text">
      <style:text-properties officeooo:rsid="001f9f0a" fo:background-color="transparent"/>
    </style:style>
    <style:style style:name="T67" style:family="text">
      <style:text-properties officeooo:rsid="0022abc3" fo:background-color="transparent"/>
    </style:style>
    <style:style style:name="T68" style:family="text">
      <style:text-properties officeooo:rsid="0025e9ba" fo:background-color="transparent"/>
    </style:style>
    <style:style style:name="T69" style:family="text">
      <style:text-properties officeooo:rsid="0026110f" fo:background-color="transparent"/>
    </style:style>
    <style:style style:name="T70" style:family="text">
      <style:text-properties officeooo:rsid="0027ba2a" fo:background-color="transparent"/>
    </style:style>
    <style:style style:name="T71" style:family="text">
      <style:text-properties officeooo:rsid="00282f6a" fo:background-color="transparent"/>
    </style:style>
    <style:style style:name="T72" style:family="text">
      <style:text-properties officeooo:rsid="00285b05" fo:background-color="transparent"/>
    </style:style>
    <style:style style:name="T73" style:family="text">
      <style:text-properties officeooo:rsid="002884da" fo:background-color="transparent"/>
    </style:style>
    <style:style style:name="T74" style:family="text">
      <style:text-properties officeooo:rsid="00289ea2" fo:background-color="transparent"/>
    </style:style>
    <style:style style:name="T75" style:family="text">
      <style:text-properties fo:color="#0084d1" style:text-underline-style="none"/>
    </style:style>
    <style:style style:name="T76" style:family="text">
      <style:text-properties fo:color="#0084d1" style:text-underline-style="none" officeooo:rsid="003896fe"/>
    </style:style>
    <style:style style:name="T77" style:family="text">
      <style:text-properties officeooo:rsid="001d3e74"/>
    </style:style>
    <style:style style:name="T78" style:family="text">
      <style:text-properties officeooo:rsid="00289ea2"/>
    </style:style>
    <style:style style:name="T79" style:family="text">
      <style:text-properties officeooo:rsid="002a0616"/>
    </style:style>
    <style:style style:name="T80" style:family="text">
      <style:text-properties officeooo:rsid="002b8889"/>
    </style:style>
    <style:style style:name="T81" style:family="text">
      <style:text-properties officeooo:rsid="002d1d46"/>
    </style:style>
    <style:style style:name="T82" style:family="text">
      <style:text-properties officeooo:rsid="002e0ec7"/>
    </style:style>
    <style:style style:name="T83" style:family="text">
      <style:text-properties style:text-underline-style="none"/>
    </style:style>
    <style:style style:name="T84" style:family="text">
      <style:text-properties style:text-underline-style="none" officeooo:rsid="003896fe"/>
    </style:style>
    <style:style style:name="T85" style:family="text">
      <style:text-properties style:text-underline-style="none" fo:font-weight="bold" officeooo:rsid="003896fe" style:font-weight-asian="bold" style:font-weight-complex="bold"/>
    </style:style>
    <style:style style:name="T86" style:family="text">
      <style:text-properties style:text-underline-style="none" fo:font-weight="normal" officeooo:rsid="003896fe" style:font-weight-asian="normal" style:font-weight-complex="normal"/>
    </style:style>
    <style:style style:name="T87" style:family="text">
      <style:text-properties style:text-underline-style="none" fo:font-weight="normal" officeooo:rsid="002b8889" style:font-weight-asian="normal" style:font-weight-complex="normal"/>
    </style:style>
    <style:style style:name="T88" style:family="text">
      <style:text-properties officeooo:rsid="0030a07d"/>
    </style:style>
    <style:style style:name="T89" style:family="text">
      <style:text-properties fo:font-weight="bold"/>
    </style:style>
    <style:style style:name="T90" style:family="text">
      <style:text-properties style:font-weight-asian="bold"/>
    </style:style>
    <style:style style:name="T91" style:family="text">
      <style:text-properties style:font-weight-complex="bold"/>
    </style:style>
    <style:style style:name="T92" style:family="text">
      <style:text-properties style:use-window-font-color="true" style:text-outline="false" style:text-line-through-style="none" style:text-position="0% 100%" style:font-name="DejaVu Sans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ma Visão Geral sobre lzRichEdit:</text:p>
      <text:p text:style-name="P2"/>
      <text:p text:style-name="P1"><text:span text:style-name="T88">Esse componete foi criado para tentar solucionar ou pelo menos amenizar a falta de um componete editor Rich Text, esse componete funciona em duas plataformas Linux/Windows, e tem formas diferentes de funcionar em ambos OSs. O controle rich text no Windows é provido por uma biblioteca(API) e por isso é muito mais </text:span><text:span text:style-name="T88"><office:annotation><dc:creator>Elson Junio G. Silva Silva</dc:creator><dc:date>2011-01-15T12:13:01</dc:date><text:p><text:span text:style-name="T92">uma vez que Rich Text foi desenvolvido pela MS não tem porque sua API funcionar mal.</text:span></text:p></office:annotation></text:span><text:span text:style-name="T88">rápida e eficaz do que a versão Linux. No Linux a leitura do arquivo rich text é fita pela RTFPars do FPC ou seja pela classe TRTFParser, com algumas alterações para suportar imagens, logo essa classe é um lenta para tratar arquivos rich text </text:span><text:span text:style-name="T88"><office:annotation><dc:creator>Elson Junio G. Silva Silva</dc:creator><dc:date>2011-01-15T12:13:50</dc:date><text:p><text:span text:style-name="T92">tabelas e outros objetos</text:span></text:p></office:annotation></text:span><text:span text:style-name="T88">complexos, a versão para Linux suporta apenas formatação de texto, parágrafo e imagens e a Windows suporta tudo que o que o Ole e a API windows pode </text:span><text:span text:style-name="T88"><office:annotation><dc:creator>Elson Junio G. Silva Silva</dc:creator><dc:date>2011-01-15T12:14:11</dc:date><text:p><text:span text:style-name="T92">exeto o que não implementei como links e outros...</text:span></text:p></office:annotation></text:span><text:span text:style-name="T88">oferecer.</text:span></text:p>
      <text:p text:style-name="P3"/>
      <text:p text:style-name="P3">type</text:p>
      <text:p text:style-name="P6"/>
      <text:p text:style-name="P7"><text:s text:c="2"/><text:span text:style-name="T2">{ TCustomlzRichEdit }</text:span></text:p>
      <text:p text:style-name="P6"/>
      <text:p text:style-name="P7"><text:s text:c="2"/>TCustomlzRichEdit <text:span text:style-name="T3">=</text:span> <text:span text:style-name="T21">class</text:span><text:span text:style-name="T3">(</text:span>TCustomMemo<text:span text:style-name="T3">)</text:span></text:p>
      <text:p text:style-name="P7"><text:span text:style-name="T83"><text:s text:c="4"/></text:span><text:a xlink:type="simple" xlink:href="#NumberingParams"><text:span text:style-name="T75">NumberingParams</text:span></text:a><text:a xlink:type="simple" xlink:href="#NumberingParams"><text:span text:style-name="T19">:</text:span></text:a><text:a xlink:type="simple" xlink:href="#NumberingParams"><text:span text:style-name="T83"> TNumberingParams</text:span></text:a><text:a xlink:type="simple" xlink:href="#NumberingParams"><text:span text:style-name="T56">;</text:span></text:a></text:p>
      <text:p text:style-name="P7"><text:span text:style-name="T83"><text:s text:c="4"/></text:span><text:a xlink:type="simple" xlink:href="#PlainText"><text:span text:style-name="T27">property</text:span></text:a><text:a xlink:type="simple" xlink:href="#PlainText"><text:span text:style-name="T83"> </text:span></text:a><text:a xlink:type="simple" xlink:href="#PlainText"><text:span text:style-name="T75">PlainText</text:span></text:a><text:a xlink:type="simple" xlink:href="#PlainText"><text:span text:style-name="T19">:</text:span></text:a><text:a xlink:type="simple" xlink:href="#PlainText"><text:span text:style-name="T83"> </text:span></text:a><text:a xlink:type="simple" xlink:href="#PlainText"><text:span text:style-name="T42">boolean;</text:span></text:a></text:p>
      <text:p text:style-name="P7"><text:span text:style-name="T83"><text:s text:c="4"/></text:span><text:a xlink:type="simple" xlink:href="#RichOle"><text:span text:style-name="T27">property</text:span></text:a><text:a xlink:type="simple" xlink:href="#RichOle"><text:span text:style-name="T83"> </text:span></text:a><text:a xlink:type="simple" xlink:href="#RichOle"><text:span text:style-name="T75">RichOle</text:span></text:a><text:a xlink:type="simple" xlink:href="#RichOle"><text:span text:style-name="T19">:</text:span></text:a><text:a xlink:type="simple" xlink:href="#RichOle"><text:span text:style-name="T83"> </text:span></text:a><text:a xlink:type="simple" xlink:href="#RichOle"><text:span text:style-name="T42">Pointer;</text:span></text:a></text:p>
      <text:p text:style-name="P7"><text:span text:style-name="T83"><text:s text:c="4"/></text:span><text:a xlink:type="simple" xlink:href="#ActiveRichOle"><text:span text:style-name="T27">property</text:span></text:a><text:a xlink:type="simple" xlink:href="#ActiveRichOle"><text:span text:style-name="T83"> </text:span></text:a><text:a xlink:type="simple" xlink:href="#ActiveRichOle"><text:span text:style-name="T75">ActiveRichOle</text:span></text:a><text:a xlink:type="simple" xlink:href="#ActiveRichOle"><text:span text:style-name="T19">:</text:span></text:a><text:a xlink:type="simple" xlink:href="#ActiveRichOle"><text:span text:style-name="T83"> </text:span></text:a><text:a xlink:type="simple" xlink:href="#ActiveRichOle"><text:span text:style-name="T42">boolean;</text:span></text:a></text:p>
      <text:p text:style-name="P7"><text:span text:style-name="T83"><text:s text:c="4"/></text:span><text:a xlink:type="simple" xlink:href="#SetSelection"><text:span text:style-name="T27">procedure</text:span></text:a><text:a xlink:type="simple" xlink:href="#SetSelection"><text:span text:style-name="T83"> </text:span></text:a><text:a xlink:type="simple" xlink:href="#SetSelection"><text:span text:style-name="T75">SetSelection</text:span></text:a><text:a xlink:type="simple" xlink:href="#SetSelection"><text:span text:style-name="T19">(</text:span></text:a><text:a xlink:type="simple" xlink:href="#SetSelection"><text:span text:style-name="T63">StartPos</text:span></text:a><text:a xlink:type="simple" xlink:href="#SetSelection"><text:span text:style-name="T19">,</text:span></text:a><text:a xlink:type="simple" xlink:href="#SetSelection"><text:span text:style-name="T83"> </text:span></text:a><text:a xlink:type="simple" xlink:href="#SetSelection"><text:span text:style-name="T63">EndPos</text:span></text:a><text:a xlink:type="simple" xlink:href="#SetSelection"><text:span text:style-name="T19">:</text:span></text:a><text:a xlink:type="simple" xlink:href="#SetSelection"><text:span text:style-name="T83"> </text:span></text:a><text:a xlink:type="simple" xlink:href="#SetSelection"><text:span text:style-name="T42">integer</text:span></text:a><text:a xlink:type="simple" xlink:href="#SetSelection"><text:span text:style-name="T56">;</text:span></text:a><text:a xlink:type="simple" xlink:href="#SetSelection"><text:span text:style-name="T83"> </text:span></text:a><text:a xlink:type="simple" xlink:href="#SetSelection"><text:span text:style-name="T63">ScrollCaret</text:span></text:a><text:a xlink:type="simple" xlink:href="#SetSelection"><text:span text:style-name="T19">:</text:span></text:a><text:a xlink:type="simple" xlink:href="#SetSelection"><text:span text:style-name="T83"> </text:span></text:a><text:a xlink:type="simple" xlink:href="#SetSelection"><text:span text:style-name="T42">boolean</text:span></text:a><text:a xlink:type="simple" xlink:href="#SetSelection"><text:span text:style-name="T19">)</text:span></text:a><text:a xlink:type="simple" xlink:href="#SetSelection"><text:span text:style-name="T56">;</text:span></text:a></text:p>
      <text:p text:style-name="P7"><text:span text:style-name="T83"><text:s text:c="4"/></text:span><text:a xlink:type="simple" xlink:href="#SetTextAttributes"><text:span text:style-name="T27">procedure</text:span></text:a><text:a xlink:type="simple" xlink:href="#SetTextAttributes"><text:span text:style-name="T83"> </text:span></text:a><text:a xlink:type="simple" xlink:href="#SetTextAttributes"><text:span text:style-name="T75">SetTextAttributes</text:span></text:a><text:a xlink:type="simple" xlink:href="#SetTextAttributes"><text:span text:style-name="T19">(</text:span></text:a><text:a xlink:type="simple" xlink:href="#SetTextAttributes"><text:span text:style-name="T63">iSelStart</text:span></text:a><text:a xlink:type="simple" xlink:href="#SetTextAttributes"><text:span text:style-name="T19">,</text:span></text:a><text:a xlink:type="simple" xlink:href="#SetTextAttributes"><text:span text:style-name="T83"> </text:span></text:a><text:a xlink:type="simple" xlink:href="#SetTextAttributes"><text:span text:style-name="T63">iSelLength</text:span></text:a><text:a xlink:type="simple" xlink:href="#SetTextAttributes"><text:span text:style-name="T19">:</text:span></text:a><text:a xlink:type="simple" xlink:href="#SetTextAttributes"><text:span text:style-name="T83"> </text:span></text:a><text:a xlink:type="simple" xlink:href="#SetTextAttributes"><text:span text:style-name="T42">integer</text:span></text:a><text:a xlink:type="simple" xlink:href="#SetTextAttributes"><text:span text:style-name="T56">; </text:span></text:a><text:a xlink:type="simple" xlink:href="#SetTextAttributes"><text:span text:style-name="T27">const</text:span></text:a><text:a xlink:type="simple" xlink:href="#SetTextAttributes"><text:span text:style-name="T83"> </text:span></text:a><text:a xlink:type="simple" xlink:href="#SetTextAttributes"><text:span text:style-name="T63">TextParams</text:span></text:a><text:a xlink:type="simple" xlink:href="#SetTextAttributes"><text:span text:style-name="T19">:</text:span></text:a><text:a xlink:type="simple" xlink:href="#SetTextAttributes"><text:span text:style-name="T83"> </text:span></text:a><text:a xlink:type="simple" xlink:href="#SetTextAttributes"><text:span text:style-name="T63">TlzFontParams</text:span></text:a><text:a xlink:type="simple" xlink:href="#SetTextAttributes"><text:span text:style-name="T19">)</text:span></text:a><text:a xlink:type="simple" xlink:href="#SetTextAttributes"><text:span text:style-name="T56">;</text:span></text:a></text:p>
      <text:p text:style-name="P7"><text:span text:style-name="T83"><text:s text:c="4"/></text:span><text:a xlink:type="simple" xlink:href="#SetTextAttributes"><text:span text:style-name="T27">procedure</text:span></text:a><text:a xlink:type="simple" xlink:href="#SetTextAttributes"><text:span text:style-name="T83"> </text:span></text:a><text:a xlink:type="simple" xlink:href="#SetTextAttributes"><text:span text:style-name="T75">SetTextAttributes</text:span></text:a><text:a xlink:type="simple" xlink:href="#SetTextAttributes"><text:span text:style-name="T19">(</text:span></text:a><text:a xlink:type="simple" xlink:href="#SetTextAttributes"><text:span text:style-name="T63">iSelStart</text:span></text:a><text:a xlink:type="simple" xlink:href="#SetTextAttributes"><text:span text:style-name="T19">,</text:span></text:a><text:a xlink:type="simple" xlink:href="#SetTextAttributes"><text:span text:style-name="T83"> </text:span></text:a><text:a xlink:type="simple" xlink:href="#SetTextAttributes"><text:span text:style-name="T63">iSelLength</text:span></text:a><text:a xlink:type="simple" xlink:href="#SetTextAttributes"><text:span text:style-name="T19">:</text:span></text:a><text:a xlink:type="simple" xlink:href="#SetTextAttributes"><text:span text:style-name="T83"> </text:span></text:a><text:a xlink:type="simple" xlink:href="#SetTextAttributes"><text:span text:style-name="T42">integer</text:span></text:a><text:a xlink:type="simple" xlink:href="#SetTextAttributes"><text:span text:style-name="T56">; </text:span></text:a><text:a xlink:type="simple" xlink:href="#SetTextAttributes"><text:span text:style-name="T27">const</text:span></text:a><text:a xlink:type="simple" xlink:href="#SetTextAttributes"><text:span text:style-name="T83"> </text:span></text:a><text:a xlink:type="simple" xlink:href="#SetTextAttributes"><text:span text:style-name="T63">iFont</text:span></text:a><text:a xlink:type="simple" xlink:href="#SetTextAttributes"><text:span text:style-name="T19">:</text:span></text:a><text:a xlink:type="simple" xlink:href="#SetTextAttributes"><text:span text:style-name="T83"> </text:span></text:a><text:a xlink:type="simple" xlink:href="#SetTextAttributes"><text:span text:style-name="T63">TFont</text:span></text:a><text:a xlink:type="simple" xlink:href="#SetTextAttributes"><text:span text:style-name="T19">)</text:span></text:a><text:a xlink:type="simple" xlink:href="#SetTextAttributes"><text:span text:style-name="T56">;</text:span></text:a></text:p>
      <text:p text:style-name="P7"><text:span text:style-name="T83"><text:s text:c="4"/></text:span><text:a xlink:type="simple" xlink:href="#GetTextAttributes"><text:span text:style-name="T27">procedure</text:span></text:a><text:a xlink:type="simple" xlink:href="#GetTextAttributes"><text:span text:style-name="T83"> </text:span></text:a><text:a xlink:type="simple" xlink:href="#GetTextAttributes"><text:span text:style-name="T75">GetTextAttributes</text:span></text:a><text:a xlink:type="simple" xlink:href="#GetTextAttributes"><text:span text:style-name="T19">(</text:span></text:a><text:a xlink:type="simple" xlink:href="#GetTextAttributes"><text:span text:style-name="T63">Position</text:span></text:a><text:a xlink:type="simple" xlink:href="#GetTextAttributes"><text:span text:style-name="T19">:</text:span></text:a><text:a xlink:type="simple" xlink:href="#GetTextAttributes"><text:span text:style-name="T83"> </text:span></text:a><text:a xlink:type="simple" xlink:href="#GetTextAttributes"><text:span text:style-name="T42">integer</text:span></text:a><text:a xlink:type="simple" xlink:href="#GetTextAttributes"><text:span text:style-name="T56">;</text:span></text:a><text:a xlink:type="simple" xlink:href="#GetTextAttributes"><text:span text:style-name="T83"> </text:span></text:a><text:a xlink:type="simple" xlink:href="#GetTextAttributes"><text:span text:style-name="T27">var</text:span></text:a><text:a xlink:type="simple" xlink:href="#GetTextAttributes"><text:span text:style-name="T83"> </text:span></text:a><text:a xlink:type="simple" xlink:href="#GetTextAttributes"><text:span text:style-name="T64">Params</text:span></text:a><text:a xlink:type="simple" xlink:href="#GetTextAttributes"><text:span text:style-name="T19">:</text:span></text:a><text:a xlink:type="simple" xlink:href="#GetTextAttributes"><text:span text:style-name="T83"> </text:span></text:a><text:a xlink:type="simple" xlink:href="#GetTextAttributes"><text:span text:style-name="T63">TlzFontParams</text:span></text:a><text:a xlink:type="simple" xlink:href="#GetTextAttributes"><text:span text:style-name="T19">)</text:span></text:a><text:a xlink:type="simple" xlink:href="#GetTextAttributes"><text:span text:style-name="T56">;</text:span></text:a><text:span text:style-name="T83"> </text:span></text:p>
      <text:p text:style-name="P7"><text:span text:style-name="T83"><text:s text:c="4"/></text:span><text:a xlink:type="simple" xlink:href="#SetAlignment"><text:span text:style-name="T27">procedure</text:span></text:a><text:a xlink:type="simple" xlink:href="#SetAlignment"><text:span text:style-name="T83"> </text:span></text:a><text:a xlink:type="simple" xlink:href="#SetAlignment"><text:span text:style-name="T75">SetAlignment</text:span></text:a><text:a xlink:type="simple" xlink:href="#SetAlignment"><text:span text:style-name="T19">(</text:span></text:a><text:a xlink:type="simple" xlink:href="#SetAlignment"><text:span text:style-name="T63">iSelStart</text:span></text:a><text:a xlink:type="simple" xlink:href="#SetAlignment"><text:span text:style-name="T19">,</text:span></text:a><text:a xlink:type="simple" xlink:href="#SetAlignment"><text:span text:style-name="T83"> </text:span></text:a><text:a xlink:type="simple" xlink:href="#SetAlignment"><text:span text:style-name="T63">iSelLength</text:span></text:a><text:a xlink:type="simple" xlink:href="#SetAlignment"><text:span text:style-name="T19">:</text:span></text:a><text:a xlink:type="simple" xlink:href="#SetAlignment"><text:span text:style-name="T83"> </text:span></text:a><text:a xlink:type="simple" xlink:href="#SetAlignment"><text:span text:style-name="T42">integer</text:span></text:a><text:a xlink:type="simple" xlink:href="#SetAlignment"><text:span text:style-name="T56">;</text:span></text:a><text:a xlink:type="simple" xlink:href="#SetAlignment"><text:span text:style-name="T83"> </text:span></text:a><text:a xlink:type="simple" xlink:href="#SetAlignment"><text:span text:style-name="T63">iAlignment</text:span></text:a><text:a xlink:type="simple" xlink:href="#SetAlignment"><text:span text:style-name="T19">:</text:span></text:a><text:a xlink:type="simple" xlink:href="#SetAlignment"><text:span text:style-name="T83"> </text:span></text:a><text:a xlink:type="simple" xlink:href="#SetAlignment"><text:span text:style-name="T63">TlzRichEdit_Align</text:span></text:a><text:a xlink:type="simple" xlink:href="#SetAlignment"><text:span text:style-name="T19">)</text:span></text:a><text:a xlink:type="simple" xlink:href="#SetAlignment"><text:span text:style-name="T56">;</text:span></text:a></text:p>
      <text:p text:style-name="P7"><text:span text:style-name="T83"><text:s text:c="4"/></text:span><text:a xlink:type="simple" xlink:href="#GetAlignment"><text:span text:style-name="T27">procedure</text:span></text:a><text:a xlink:type="simple" xlink:href="#GetAlignment"><text:span text:style-name="T83"> </text:span></text:a><text:a xlink:type="simple" xlink:href="#GetAlignment"><text:span text:style-name="T75">GetAlignment</text:span></text:a><text:a xlink:type="simple" xlink:href="#GetAlignment"><text:span text:style-name="T19">(</text:span></text:a><text:a xlink:type="simple" xlink:href="#GetAlignment"><text:span text:style-name="T63">Position</text:span></text:a><text:a xlink:type="simple" xlink:href="#GetAlignment"><text:span text:style-name="T19">:</text:span></text:a><text:a xlink:type="simple" xlink:href="#GetAlignment"><text:span text:style-name="T83"> </text:span></text:a><text:a xlink:type="simple" xlink:href="#GetAlignment"><text:span text:style-name="T42">integer</text:span></text:a><text:a xlink:type="simple" xlink:href="#GetAlignment"><text:span text:style-name="T56">;</text:span></text:a><text:a xlink:type="simple" xlink:href="#GetAlignment"><text:span text:style-name="T83"> </text:span></text:a><text:a xlink:type="simple" xlink:href="#GetAlignment"><text:span text:style-name="T27">var</text:span></text:a><text:a xlink:type="simple" xlink:href="#GetAlignment"><text:span text:style-name="T83"> </text:span></text:a><text:a xlink:type="simple" xlink:href="#GetAlignment"><text:span text:style-name="T63">iAlignment</text:span></text:a><text:a xlink:type="simple" xlink:href="#GetAlignment"><text:span text:style-name="T19">:</text:span></text:a><text:a xlink:type="simple" xlink:href="#GetAlignment"><text:span text:style-name="T83"> </text:span></text:a><text:a xlink:type="simple" xlink:href="#GetAlignment"><text:span text:style-name="T63">TlzRichEdit_Align</text:span></text:a><text:a xlink:type="simple" xlink:href="#GetAlignment"><text:span text:style-name="T19">)</text:span></text:a><text:a xlink:type="simple" xlink:href="#GetAlignment"><text:span text:style-name="T56">;</text:span></text:a></text:p>
      <text:p text:style-name="P7"><text:span text:style-name="T83"><text:s text:c="4"/></text:span><text:a xlink:type="simple" xlink:href="#SetAlignment"><text:span text:style-name="T27">procedure</text:span></text:a><text:a xlink:type="simple" xlink:href="#SetAlignment"><text:span text:style-name="T83"> </text:span></text:a><text:a xlink:type="simple" xlink:href="#SetAlignment"><text:span text:style-name="T75">SetNumbering</text:span></text:a><text:a xlink:type="simple" xlink:href="#SetAlignment"><text:span text:style-name="T19">(</text:span></text:a><text:a xlink:type="simple" xlink:href="#SetAlignment"><text:span text:style-name="T63">N</text:span></text:a><text:a xlink:type="simple" xlink:href="#SetAlignment"><text:span text:style-name="T19">:</text:span></text:a><text:a xlink:type="simple" xlink:href="#SetAlignment"><text:span text:style-name="T83"> </text:span></text:a><text:a xlink:type="simple" xlink:href="#SetAlignment"><text:span text:style-name="T42">boolean</text:span></text:a><text:a xlink:type="simple" xlink:href="#SetAlignment"><text:span text:style-name="T19">)</text:span></text:a><text:a xlink:type="simple" xlink:href="#SetAlignment"><text:span text:style-name="T56">;</text:span></text:a></text:p>
      <text:p text:style-name="P7"><text:span text:style-name="T83"><text:s text:c="4"/></text:span><text:a xlink:type="simple" xlink:href="#GetNumbering"><text:span text:style-name="T27">function</text:span></text:a><text:a xlink:type="simple" xlink:href="#GetNumbering"><text:span text:style-name="T83"> </text:span></text:a><text:a xlink:type="simple" xlink:href="#GetNumbering"><text:span text:style-name="T75">GetNumbering</text:span></text:a><text:a xlink:type="simple" xlink:href="#GetNumbering"><text:span text:style-name="T19">:</text:span></text:a><text:a xlink:type="simple" xlink:href="#GetNumbering"><text:span text:style-name="T83"> </text:span></text:a><text:a xlink:type="simple" xlink:href="#GetNumbering"><text:span text:style-name="T42">boolean</text:span></text:a><text:a xlink:type="simple" xlink:href="#GetNumbering"><text:span text:style-name="T56">;</text:span></text:a></text:p>
      <text:p text:style-name="P7"><text:span text:style-name="T83"><text:s text:c="4"/></text:span><text:a xlink:type="simple" xlink:href="#GetNumbering"><text:span text:style-name="T27">function</text:span></text:a><text:a xlink:type="simple" xlink:href="#GetNumbering"><text:span text:style-name="T83"> </text:span></text:a><text:a xlink:type="simple" xlink:href="#GetNumbering"><text:span text:style-name="T75">GetNumbering</text:span></text:a><text:a xlink:type="simple" xlink:href="#GetNumbering"><text:span text:style-name="T19">(</text:span></text:a><text:a xlink:type="simple" xlink:href="#GetNumbering"><text:span text:style-name="T63">Position</text:span></text:a><text:a xlink:type="simple" xlink:href="#GetNumbering"><text:span text:style-name="T19">:</text:span></text:a><text:a xlink:type="simple" xlink:href="#GetNumbering"><text:span text:style-name="T83"> </text:span></text:a><text:a xlink:type="simple" xlink:href="#GetNumbering"><text:span text:style-name="T42">integer</text:span></text:a><text:a xlink:type="simple" xlink:href="#GetNumbering"><text:span text:style-name="T19">):</text:span></text:a><text:a xlink:type="simple" xlink:href="#GetNumbering"><text:span text:style-name="T83"> </text:span></text:a><text:a xlink:type="simple" xlink:href="#GetNumbering"><text:span text:style-name="T42">boolean</text:span></text:a><text:a xlink:type="simple" xlink:href="#GetNumbering"><text:span text:style-name="T56">;</text:span></text:a></text:p>
      <text:p text:style-name="P7"><text:span text:style-name="T83"><text:s text:c="4"/></text:span><text:a xlink:type="simple" xlink:href="#SetOffSetIndent"><text:span text:style-name="T27">procedure</text:span></text:a><text:a xlink:type="simple" xlink:href="#SetOffSetIndent"><text:span text:style-name="T83"> </text:span></text:a><text:a xlink:type="simple" xlink:href="#SetOffSetIndent"><text:span text:style-name="T75">SetOffSetIndent</text:span></text:a><text:a xlink:type="simple" xlink:href="#SetOffSetIndent"><text:span text:style-name="T19">(</text:span></text:a><text:a xlink:type="simple" xlink:href="#SetOffSetIndent"><text:span text:style-name="T63">iSelStart</text:span></text:a><text:a xlink:type="simple" xlink:href="#SetOffSetIndent"><text:span text:style-name="T19">,</text:span></text:a><text:a xlink:type="simple" xlink:href="#SetOffSetIndent"><text:span text:style-name="T83"> </text:span></text:a><text:a xlink:type="simple" xlink:href="#SetOffSetIndent"><text:span text:style-name="T63">iSelLength</text:span></text:a><text:a xlink:type="simple" xlink:href="#SetOffSetIndent"><text:span text:style-name="T19">:</text:span></text:a><text:a xlink:type="simple" xlink:href="#SetOffSetIndent"><text:span text:style-name="T83"> </text:span></text:a><text:a xlink:type="simple" xlink:href="#SetOffSetIndent"><text:span text:style-name="T42">integer</text:span></text:a><text:a xlink:type="simple" xlink:href="#SetOffSetIndent"><text:span text:style-name="T56">;</text:span></text:a><text:a xlink:type="simple" xlink:href="#SetOffSetIndent"><text:span text:style-name="T83"> I</text:span></text:a><text:a xlink:type="simple" xlink:href="#SetOffSetIndent"><text:span text:style-name="T19">:</text:span></text:a><text:a xlink:type="simple" xlink:href="#SetOffSetIndent"><text:span text:style-name="T83"> </text:span></text:a><text:a xlink:type="simple" xlink:href="#SetOffSetIndent"><text:span text:style-name="T42">integer</text:span></text:a><text:a xlink:type="simple" xlink:href="#SetOffSetIndent"><text:span text:style-name="T19">)</text:span></text:a><text:a xlink:type="simple" xlink:href="#SetOffSetIndent"><text:span text:style-name="T56">;</text:span></text:a></text:p>
      <text:p text:style-name="P7"><text:span text:style-name="T83"><text:s text:c="4"/></text:span><text:a xlink:type="simple" xlink:href="#GetOffSetIndent"><text:span text:style-name="T27">function</text:span></text:a><text:a xlink:type="simple" xlink:href="#GetOffSetIndent"><text:span text:style-name="T83"> </text:span></text:a><text:a xlink:type="simple" xlink:href="#GetOffSetIndent"><text:span text:style-name="T75">GetOffSetIndent</text:span></text:a><text:a xlink:type="simple" xlink:href="#GetOffSetIndent"><text:span text:style-name="T19">:</text:span></text:a><text:a xlink:type="simple" xlink:href="#GetOffSetIndent"><text:span text:style-name="T83"> </text:span></text:a><text:a xlink:type="simple" xlink:href="#GetOffSetIndent"><text:span text:style-name="T42">integer</text:span></text:a><text:a xlink:type="simple" xlink:href="#GetOffSetIndent"><text:span text:style-name="T56">;</text:span></text:a></text:p>
      <text:p text:style-name="P7"><text:span text:style-name="T83"><text:s text:c="4"/></text:span><text:a xlink:type="simple" xlink:href="#SetRightIndent"><text:span text:style-name="T27">procedure</text:span></text:a><text:a xlink:type="simple" xlink:href="#SetRightIndent"><text:span text:style-name="T83"> </text:span></text:a><text:a xlink:type="simple" xlink:href="#SetRightIndent"><text:span text:style-name="T75">SetRightIndent</text:span></text:a><text:a xlink:type="simple" xlink:href="#SetRightIndent"><text:span text:style-name="T19">(</text:span></text:a><text:a xlink:type="simple" xlink:href="#SetRightIndent"><text:span text:style-name="T63">iSelStart</text:span></text:a><text:a xlink:type="simple" xlink:href="#SetRightIndent"><text:span text:style-name="T19">,</text:span></text:a><text:a xlink:type="simple" xlink:href="#SetRightIndent"><text:span text:style-name="T83"> </text:span></text:a><text:a xlink:type="simple" xlink:href="#SetRightIndent"><text:span text:style-name="T63">iSelLength</text:span></text:a><text:a xlink:type="simple" xlink:href="#SetRightIndent"><text:span text:style-name="T19">:</text:span></text:a><text:a xlink:type="simple" xlink:href="#SetRightIndent"><text:span text:style-name="T83"> </text:span></text:a><text:a xlink:type="simple" xlink:href="#SetRightIndent"><text:span text:style-name="T42">integer</text:span></text:a><text:a xlink:type="simple" xlink:href="#SetRightIndent"><text:span text:style-name="T56">;</text:span></text:a><text:a xlink:type="simple" xlink:href="#SetRightIndent"><text:span text:style-name="T83"> I</text:span></text:a><text:a xlink:type="simple" xlink:href="#SetRightIndent"><text:span text:style-name="T19">:</text:span></text:a><text:a xlink:type="simple" xlink:href="#SetRightIndent"><text:span text:style-name="T83"> </text:span></text:a><text:a xlink:type="simple" xlink:href="#SetRightIndent"><text:span text:style-name="T42">integer</text:span></text:a><text:a xlink:type="simple" xlink:href="#SetRightIndent"><text:span text:style-name="T19">)</text:span></text:a><text:a xlink:type="simple" xlink:href="#SetRightIndent"><text:span text:style-name="T56">;</text:span></text:a></text:p>
      <text:p text:style-name="P7"><text:span text:style-name="T83"><text:s text:c="4"/></text:span><text:a xlink:type="simple" xlink:href="#SetRightIndent"><text:span text:style-name="T27">procedure</text:span></text:a><text:a xlink:type="simple" xlink:href="#SetRightIndent"><text:span text:style-name="T83"> </text:span></text:a><text:a xlink:type="simple" xlink:href="#SetRightIndent"><text:span text:style-name="T75">GetRightIndent</text:span></text:a><text:a xlink:type="simple" xlink:href="#SetRightIndent"><text:span text:style-name="T19">(</text:span></text:a><text:a xlink:type="simple" xlink:href="#SetRightIndent"><text:span text:style-name="T63">Position</text:span></text:a><text:a xlink:type="simple" xlink:href="#SetRightIndent"><text:span text:style-name="T19">:</text:span></text:a><text:a xlink:type="simple" xlink:href="#SetRightIndent"><text:span text:style-name="T83"> </text:span></text:a><text:a xlink:type="simple" xlink:href="#SetRightIndent"><text:span text:style-name="T42">integer</text:span></text:a><text:a xlink:type="simple" xlink:href="#SetRightIndent"><text:span text:style-name="T56">;</text:span></text:a><text:a xlink:type="simple" xlink:href="#SetRightIndent"><text:span text:style-name="T83"> </text:span></text:a><text:a xlink:type="simple" xlink:href="#SetRightIndent"><text:span text:style-name="T27">var</text:span></text:a><text:a xlink:type="simple" xlink:href="#SetRightIndent"><text:span text:style-name="T83"> I</text:span></text:a><text:a xlink:type="simple" xlink:href="#SetRightIndent"><text:span text:style-name="T19">:</text:span></text:a><text:a xlink:type="simple" xlink:href="#SetRightIndent"><text:span text:style-name="T83"> </text:span></text:a><text:a xlink:type="simple" xlink:href="#SetRightIndent"><text:span text:style-name="T42">integer</text:span></text:a><text:a xlink:type="simple" xlink:href="#SetRightIndent"><text:span text:style-name="T19">)</text:span></text:a><text:a xlink:type="simple" xlink:href="#SetRightIndent"><text:span text:style-name="T56">;</text:span></text:a></text:p>
      <text:p text:style-name="P7"><text:span text:style-name="T83"><text:s text:c="4"/></text:span><text:a xlink:type="simple" xlink:href="#SetRightIndent"><text:span text:style-name="T27">procedure</text:span></text:a><text:a xlink:type="simple" xlink:href="#SetRightIndent"><text:span text:style-name="T83"> </text:span></text:a><text:a xlink:type="simple" xlink:href="#SetRightIndent"><text:span text:style-name="T75">SetStartIndent</text:span></text:a><text:a xlink:type="simple" xlink:href="#SetRightIndent"><text:span text:style-name="T19">(</text:span></text:a><text:a xlink:type="simple" xlink:href="#SetRightIndent"><text:span text:style-name="T63">iSelStart</text:span></text:a><text:a xlink:type="simple" xlink:href="#SetRightIndent"><text:span text:style-name="T19">,</text:span></text:a><text:a xlink:type="simple" xlink:href="#SetRightIndent"><text:span text:style-name="T83"> </text:span></text:a><text:a xlink:type="simple" xlink:href="#SetRightIndent"><text:span text:style-name="T63">iSelLength</text:span></text:a><text:a xlink:type="simple" xlink:href="#SetRightIndent"><text:span text:style-name="T19">:</text:span></text:a><text:a xlink:type="simple" xlink:href="#SetRightIndent"><text:span text:style-name="T83"> </text:span></text:a><text:a xlink:type="simple" xlink:href="#SetRightIndent"><text:span text:style-name="T42">integer</text:span></text:a><text:a xlink:type="simple" xlink:href="#SetRightIndent"><text:span text:style-name="T56">;</text:span></text:a><text:a xlink:type="simple" xlink:href="#SetRightIndent"><text:span text:style-name="T83"> I</text:span></text:a><text:a xlink:type="simple" xlink:href="#SetRightIndent"><text:span text:style-name="T19">:</text:span></text:a><text:a xlink:type="simple" xlink:href="#SetRightIndent"><text:span text:style-name="T83"> </text:span></text:a><text:a xlink:type="simple" xlink:href="#SetRightIndent"><text:span text:style-name="T42">integer</text:span></text:a><text:a xlink:type="simple" xlink:href="#SetRightIndent"><text:span text:style-name="T19">)</text:span></text:a><text:a xlink:type="simple" xlink:href="#SetRightIndent"><text:span text:style-name="T56">;</text:span></text:a></text:p>
      <text:p text:style-name="P7"><text:span text:style-name="T83"><text:s text:c="4"/></text:span><text:a xlink:type="simple" xlink:href="#SetRightIndent"><text:span text:style-name="T27">procedure</text:span></text:a><text:a xlink:type="simple" xlink:href="#SetRightIndent"><text:span text:style-name="T83"> </text:span></text:a><text:a xlink:type="simple" xlink:href="#SetRightIndent"><text:span text:style-name="T75">GetStartIndent</text:span></text:a><text:a xlink:type="simple" xlink:href="#SetRightIndent"><text:span text:style-name="T19">(</text:span></text:a><text:a xlink:type="simple" xlink:href="#SetRightIndent"><text:span text:style-name="T63">Position</text:span></text:a><text:a xlink:type="simple" xlink:href="#SetRightIndent"><text:span text:style-name="T19">:</text:span></text:a><text:a xlink:type="simple" xlink:href="#SetRightIndent"><text:span text:style-name="T83"> </text:span></text:a><text:a xlink:type="simple" xlink:href="#SetRightIndent"><text:span text:style-name="T42">integer</text:span></text:a><text:a xlink:type="simple" xlink:href="#SetRightIndent"><text:span text:style-name="T56">;</text:span></text:a><text:a xlink:type="simple" xlink:href="#SetRightIndent"><text:span text:style-name="T83"> </text:span></text:a><text:a xlink:type="simple" xlink:href="#SetRightIndent"><text:span text:style-name="T27">var</text:span></text:a><text:a xlink:type="simple" xlink:href="#SetRightIndent"><text:span text:style-name="T83"> </text:span></text:a><text:a xlink:type="simple" xlink:href="#SetRightIndent"><text:span text:style-name="T63">I</text:span></text:a><text:a xlink:type="simple" xlink:href="#SetRightIndent"><text:span text:style-name="T19">:</text:span></text:a><text:a xlink:type="simple" xlink:href="#SetRightIndent"><text:span text:style-name="T83"> </text:span></text:a><text:a xlink:type="simple" xlink:href="#SetRightIndent"><text:span text:style-name="T42">integer</text:span></text:a><text:a xlink:type="simple" xlink:href="#SetRightIndent"><text:span text:style-name="T19">)</text:span></text:a><text:a xlink:type="simple" xlink:href="#SetRightIndent"><text:span text:style-name="T56">;</text:span></text:a></text:p>
      <text:p text:style-name="P7"><text:span text:style-name="T83"><text:s text:c="4"/></text:span><text:a xlink:type="simple" xlink:href="#InsertImage"><text:span text:style-name="T27">procedure</text:span></text:a><text:a xlink:type="simple" xlink:href="#InsertImage"><text:span text:style-name="T83"> </text:span></text:a><text:a xlink:type="simple" xlink:href="#InsertImage"><text:span text:style-name="T75">InsertImage</text:span></text:a><text:a xlink:type="simple" xlink:href="#InsertImage"><text:span text:style-name="T19">(</text:span></text:a><text:a xlink:type="simple" xlink:href="#InsertImage"><text:span text:style-name="T63">Position</text:span></text:a><text:a xlink:type="simple" xlink:href="#InsertImage"><text:span text:style-name="T19">:</text:span></text:a><text:a xlink:type="simple" xlink:href="#InsertImage"><text:span text:style-name="T83"> </text:span></text:a><text:a xlink:type="simple" xlink:href="#InsertImage"><text:span text:style-name="T42">integer</text:span></text:a><text:a xlink:type="simple" xlink:href="#InsertImage"><text:span text:style-name="T56">;</text:span></text:a><text:a xlink:type="simple" xlink:href="#InsertImage"><text:span text:style-name="T83"> </text:span></text:a><text:a xlink:type="simple" xlink:href="#InsertImage"><text:span text:style-name="T63">Image</text:span></text:a><text:a xlink:type="simple" xlink:href="#InsertImage"><text:span text:style-name="T19">:</text:span></text:a><text:a xlink:type="simple" xlink:href="#InsertImage"><text:span text:style-name="T83"> TPicture</text:span></text:a><text:a xlink:type="simple" xlink:href="#InsertImage"><text:span text:style-name="T19">)</text:span></text:a><text:a xlink:type="simple" xlink:href="#InsertImage"><text:span text:style-name="T56">;</text:span></text:a></text:p>
      <text:p text:style-name="P7"><text:span text:style-name="T83"><text:s text:c="4"/></text:span><text:a xlink:type="simple" xlink:href="#InsertImage"><text:span text:style-name="T27">function</text:span></text:a><text:a xlink:type="simple" xlink:href="#InsertImage"><text:span text:style-name="T83"> </text:span></text:a><text:a xlink:type="simple" xlink:href="#InsertImage"><text:span text:style-name="T75">GetImage</text:span></text:a><text:a xlink:type="simple" xlink:href="#InsertImage"><text:span text:style-name="T19">(</text:span></text:a><text:a xlink:type="simple" xlink:href="#InsertImage"><text:span text:style-name="T63">Position</text:span></text:a><text:a xlink:type="simple" xlink:href="#InsertImage"><text:span text:style-name="T19">:</text:span></text:a><text:a xlink:type="simple" xlink:href="#InsertImage"><text:span text:style-name="T83"> </text:span></text:a><text:a xlink:type="simple" xlink:href="#InsertImage"><text:span text:style-name="T42">integer</text:span></text:a><text:a xlink:type="simple" xlink:href="#InsertImage"><text:span text:style-name="T56">;</text:span></text:a><text:a xlink:type="simple" xlink:href="#InsertImage"><text:span text:style-name="T83"> </text:span></text:a><text:a xlink:type="simple" xlink:href="#InsertImage"><text:span text:style-name="T27">var</text:span></text:a><text:a xlink:type="simple" xlink:href="#InsertImage"><text:span text:style-name="T83"> </text:span></text:a><text:a xlink:type="simple" xlink:href="#InsertImage"><text:span text:style-name="T63">Image</text:span></text:a><text:a xlink:type="simple" xlink:href="#InsertImage"><text:span text:style-name="T19">:</text:span></text:a><text:a xlink:type="simple" xlink:href="#InsertImage"><text:span text:style-name="T83"> TPicture</text:span></text:a><text:a xlink:type="simple" xlink:href="#InsertImage"><text:span text:style-name="T19">):</text:span></text:a><text:a xlink:type="simple" xlink:href="#InsertImage"><text:span text:style-name="T83"> </text:span></text:a><text:a xlink:type="simple" xlink:href="#InsertImage"><text:span text:style-name="T42">boolean</text:span></text:a><text:a xlink:type="simple" xlink:href="#InsertImage"><text:span text:style-name="T56">;</text:span></text:a></text:p>
      <text:p text:style-name="P24"><text:span text:style-name="T57"><text:s text:c="4"/></text:span><text:span text:style-name="T28">function</text:span><text:span text:style-name="T57"> </text:span><text:span text:style-name="T76">GetRealTextBuf</text:span><text:span text:style-name="T57">:</text:span><text:span text:style-name="T85">String</text:span><text:span text:style-name="T57">;</text:span></text:p>
      <text:p text:style-name="P7"><text:span text:style-name="T83"><text:s text:c="4"/></text:span><text:a xlink:type="simple" xlink:href="#InsertPosLastChar"><text:span text:style-name="T27">procedure</text:span></text:a><text:a xlink:type="simple" xlink:href="#InsertPosLastChar"><text:span text:style-name="T83"> </text:span></text:a><text:a xlink:type="simple" xlink:href="#InsertPosLastChar"><text:span text:style-name="T75">InsertPosLastChar</text:span></text:a><text:a xlink:type="simple" xlink:href="#InsertPosLastChar"><text:span text:style-name="T19">(</text:span></text:a><text:a xlink:type="simple" xlink:href="#InsertPosLastChar"><text:span text:style-name="T27">const</text:span></text:a><text:a xlink:type="simple" xlink:href="#InsertPosLastChar"><text:span text:style-name="T83"> </text:span></text:a><text:a xlink:type="simple" xlink:href="#InsertPosLastChar"><text:span text:style-name="T63">UTF8Char</text:span></text:a><text:a xlink:type="simple" xlink:href="#InsertPosLastChar"><text:span text:style-name="T19">:</text:span></text:a><text:a xlink:type="simple" xlink:href="#InsertPosLastChar"><text:span text:style-name="T83"> TUTF8Char</text:span></text:a><text:a xlink:type="simple" xlink:href="#InsertPosLastChar"><text:span text:style-name="T19">)</text:span></text:a><text:a xlink:type="simple" xlink:href="#InsertPosLastChar"><text:span text:style-name="T56">;</text:span></text:a></text:p>
      <text:p text:style-name="P7"><text:span text:style-name="T83"><text:s text:c="4"/></text:span><text:a xlink:type="simple" xlink:href="#SaveToStream"><text:span text:style-name="T27">procedure</text:span></text:a><text:a xlink:type="simple" xlink:href="#SaveToStream"><text:span text:style-name="T83"> </text:span></text:a><text:a xlink:type="simple" xlink:href="#SaveToStream"><text:span text:style-name="T75">SaveToStream</text:span></text:a><text:a xlink:type="simple" xlink:href="#SaveToStream"><text:span text:style-name="T19">(</text:span></text:a><text:a xlink:type="simple" xlink:href="#SaveToStream"><text:span text:style-name="T63">Stream</text:span></text:a><text:a xlink:type="simple" xlink:href="#SaveToStream"><text:span text:style-name="T19">:</text:span></text:a><text:a xlink:type="simple" xlink:href="#SaveToStream"><text:span text:style-name="T83"> TStream</text:span></text:a><text:a xlink:type="simple" xlink:href="#SaveToStream"><text:span text:style-name="T19">)</text:span></text:a><text:a xlink:type="simple" xlink:href="#SaveToStream"><text:span text:style-name="T56">;</text:span></text:a></text:p>
      <text:p text:style-name="P7"><text:span text:style-name="T83"><text:s text:c="4"/></text:span><text:a xlink:type="simple" xlink:href="#SaveToStream"><text:span text:style-name="T27">procedure</text:span></text:a><text:a xlink:type="simple" xlink:href="#SaveToStream"><text:span text:style-name="T83"> </text:span></text:a><text:a xlink:type="simple" xlink:href="#SaveToStream"><text:span text:style-name="T75">LoadFromStream</text:span></text:a><text:a xlink:type="simple" xlink:href="#SaveToStream"><text:span text:style-name="T19">(</text:span></text:a><text:a xlink:type="simple" xlink:href="#SaveToStream"><text:span text:style-name="T63">Stream</text:span></text:a><text:a xlink:type="simple" xlink:href="#SaveToStream"><text:span text:style-name="T19">:</text:span></text:a><text:a xlink:type="simple" xlink:href="#SaveToStream"><text:span text:style-name="T83"> TStream</text:span></text:a><text:a xlink:type="simple" xlink:href="#SaveToStream"><text:span text:style-name="T19">)</text:span></text:a><text:a xlink:type="simple" xlink:href="#SaveToStream"><text:span text:style-name="T56">;</text:span></text:a></text:p>
      <text:p text:style-name="P4"><text:s text:c="2"/><text:span text:style-name="T21">end</text:span><text:span text:style-name="T43">;</text:span></text:p>
      <text:p text:style-name="P84"/>
      <text:p text:style-name="P8"><text:bookmark-start text:name="NumberingParams"/><text:span text:style-name="T1">NumberingParams</text:span><text:span text:style-name="T4">:</text:span><text:span text:style-name="T1"> T</text:span><text:span text:style-name="T60">N</text:span><text:span text:style-name="T1">umberingParams</text:span><text:span text:style-name="T44">;</text:span><text:bookmark-end text:name="NumberingParams"/></text:p>
      <text:p text:style-name="P50"/>
      <text:p text:style-name="P26">NumberingParams é uma propriedade para formatar o marcador no Linux. Nele é preciso especificar o caractere que deverá ser incluso como marcador geralmente $B7 e os dados da fonte do marcador, esse parâmetro só é necessário no Linux.</text:p>
      <text:p text:style-name="P60"/>
      <text:p text:style-name="P45">Unit lzRichEditTypes</text:p>
      <text:p text:style-name="P60"/>
      <text:p text:style-name="P64">type</text:p>
      <text:p text:style-name="P7"><text:s text:c="2"/>TNumberingParams <text:span text:style-name="T3">=</text:span> <text:span text:style-name="T21">record</text:span></text:p>
      <text:p text:style-name="P7"><text:s text:c="4"/>NChar<text:span text:style-name="T3">:</text:span> TUTF8Char<text:span text:style-name="T43">;</text:span></text:p>
      <text:p text:style-name="P7"><text:s text:c="4"/>FontParams<text:span text:style-name="T3">:</text:span> TFontParams<text:span text:style-name="T43">;</text:span></text:p>
      <text:p text:style-name="P4"><text:s text:c="2"/><text:span text:style-name="T21">end</text:span><text:span text:style-name="T43">;</text:span></text:p>
      <text:p text:style-name="P71"/>
      <text:p text:style-name="P20"><text:bookmark-start text:name="PlainText"/><text:span text:style-name="T60">PlainText</text:span><text:span text:style-name="T5">:</text:span><text:span text:style-name="T60"> </text:span><text:span text:style-name="T30">boolean;</text:span><text:bookmark-end text:name="PlainText"/></text:p>
      <text:p text:style-name="P26"/>
      <text:p text:style-name="P25"><text:span text:style-name="T77">PlainText é uma propriedade para indicar o modo com que o lzRichEdit vai abrir ou salvar </text:span><text:span text:style-name="T82">seu conteúdo (SaveToStream/LoadFromStream)</text:span><text:span text:style-name="T77">. Se PlainText estiver definido como False ele tratará os arquivos como arquivos Rich Text, se estiver definido como True ele tratará como texto puro.</text:span></text:p>
      <text:p text:style-name="P27"/>
      <text:p text:style-name="P72"/>
      <text:p text:style-name="P21"><text:bookmark-start text:name="RichOle"/><text:span text:style-name="T77">RichOle</text:span><text:span text:style-name="T6">:</text:span><text:span text:style-name="T77"> </text:span><text:span text:style-name="T31">Pointer;</text:span><text:bookmark-end text:name="RichOle"/></text:p>
      <text:p text:style-name="P65"/>
      <text:p text:style-name="P49"><text:span text:style-name="T58">Essa propriedade é usada pelo</text:span><text:bookmark text:name="search"/><text:span text:style-name="T58"> Widget </text:span><text:span text:style-name="T59">para carregar o TRichOle(TIRichEditOleCallback), reponsável pelo suporte a imagens. Essa propriedade só é usada no Windows.</text:span></text:p>
      <text:p text:style-name="P23"/>
      <text:p text:style-name="P70"/>
      <text:p text:style-name="P9"><text:bookmark-start text:name="ActiveRichOle"/><text:span text:style-name="T66">ActiveRichOle</text:span><text:span text:style-name="T7">:</text:span><text:span text:style-name="T66"> </text:span><text:span text:style-name="T32">boolean;</text:span><text:bookmark-end text:name="ActiveRichOle"/></text:p>
      <text:p text:style-name="P66"/>
      <text:p text:style-name="P28">Essa propriedade indica se é ou não para fazer uso de objetos Ole, se ativo o Widget irá carregar TRichOle e o controle passará a suportar imagens, se falso TRichOle não será carregado. Essa propriedade só pode ser definida em tempo de desenho, em tempo de execulção ela não tem efeito. Essa propriedade só é usada no Windows.</text:p>
      <text:p text:style-name="P28"/>
      <text:p text:style-name="P28">Obs.: Existe um problema com Objetos Ole, ao destruir o componete a biblioteca Ole retorna um erro silencioso, que só é vizível no depurador.</text:p>
      <text:p text:style-name="P28"/>
      <text:p text:style-name="P73"/>
      <text:p text:style-name="P10"><text:bookmark-start text:name="SetSelection"/><text:soft-page-break/><text:span text:style-name="T67">SetSelection</text:span><text:span text:style-name="T8">(</text:span><text:span text:style-name="T67">StartPos</text:span><text:span text:style-name="T8">,</text:span><text:span text:style-name="T67"> EndPos</text:span><text:span text:style-name="T8">:</text:span><text:span text:style-name="T67"> </text:span><text:span text:style-name="T33">integer</text:span><text:span text:style-name="T45">;</text:span><text:span text:style-name="T67"> ScrollCaret</text:span><text:span text:style-name="T8">:</text:span><text:span text:style-name="T67"> </text:span><text:span text:style-name="T33">boolean</text:span><text:span text:style-name="T8">)</text:span><text:span text:style-name="T45">;</text:span><text:bookmark-end text:name="SetSelection"/></text:p>
      <text:p text:style-name="P54"/>
      <text:p text:style-name="P29">Esta função seleciona o texto entre os StartPos e EndPos. Esta função só tem efeito no Windows.</text:p>
      <text:p text:style-name="P29"/>
      <text:p text:style-name="P74"/>
      <text:p text:style-name="P11"><text:bookmark-start text:name="SetTextAttributes"/>SetTextAttributes<text:span text:style-name="T3">(</text:span>iSelStart<text:span text:style-name="T3">,</text:span> iSelLength<text:span text:style-name="T3">:</text:span> <text:span text:style-name="T29">integer</text:span><text:span text:style-name="T43">; </text:span><text:span text:style-name="T20">const</text:span> TextParams<text:span text:style-name="T3">:</text:span> TlzFontParams<text:span text:style-name="T3">)</text:span><text:span text:style-name="T43">;</text:span><text:bookmark-end text:name="SetTextAttributes"/></text:p>
      <text:p text:style-name="P11"><text:span text:style-name="T68">SetTextAttributes</text:span><text:span text:style-name="T9">(</text:span><text:span text:style-name="T68">iSelStart</text:span><text:span text:style-name="T9">,</text:span><text:span text:style-name="T68"> iSelLength</text:span><text:span text:style-name="T9">:</text:span><text:span text:style-name="T68"> </text:span><text:span text:style-name="T34">integer</text:span><text:span text:style-name="T46">; </text:span><text:span text:style-name="T22">const</text:span><text:span text:style-name="T68"> iFont</text:span><text:span text:style-name="T9">:</text:span><text:span text:style-name="T68"> Tfont</text:span><text:span text:style-name="T9">)</text:span><text:span text:style-name="T46">;</text:span></text:p>
      <text:p text:style-name="P55"/>
      <text:p text:style-name="P30">Formata o texto entre <text:s/>iSelStart e <text:s/>iSelLength de acordo com TextParams ou iFont. ISelStart e iSelLength só tem efeito no Linux, no Windows é considerado o texto selecionado.</text:p>
      <text:p text:style-name="P30"/>
      <text:p text:style-name="P67"/>
      <text:p text:style-name="P46">Unit lzRichEdit</text:p>
      <text:p text:style-name="P68">type</text:p>
      <text:p text:style-name="P5"><text:s text:c="2"/>TlzFontParams <text:span text:style-name="T3">=</text:span> TFontParams<text:span text:style-name="T43">;</text:span></text:p>
      <text:p text:style-name="P67"/>
      <text:p text:style-name="P47">Unit lzRichEditTypes</text:p>
      <text:p text:style-name="P68">type</text:p>
      <text:p text:style-name="P22"><text:s text:c="2"/>TFontParams <text:span text:style-name="T3">=</text:span> <text:span text:style-name="T21">record</text:span></text:p>
      <text:p text:style-name="P22"><text:s text:c="4"/>Name<text:span text:style-name="T3">:</text:span> TFontName<text:span text:style-name="T43">;</text:span></text:p>
      <text:p text:style-name="P22"><text:s text:c="4"/>Size<text:span text:style-name="T3">:</text:span> <text:span text:style-name="T29">integer</text:span><text:span text:style-name="T43">;</text:span></text:p>
      <text:p text:style-name="P22"><text:s text:c="4"/>Color<text:span text:style-name="T3">:</text:span> TColor<text:span text:style-name="T43">;</text:span></text:p>
      <text:p text:style-name="P22"><text:s text:c="4"/>Style<text:span text:style-name="T3">:</text:span> TFontStyles<text:span text:style-name="T43">;</text:span></text:p>
      <text:p text:style-name="P5"><text:s text:c="2"/><text:span text:style-name="T21">end</text:span><text:span text:style-name="T43">;</text:span></text:p>
      <text:p text:style-name="P69"/>
      <text:p text:style-name="P12"><text:bookmark-start text:name="GetTextAttributes"/><text:span text:style-name="T69">GetTextAttributes</text:span><text:bookmark-end text:name="GetTextAttributes"/><text:span text:style-name="T10">(</text:span><text:span text:style-name="T69">Position</text:span><text:span text:style-name="T10">:</text:span><text:span text:style-name="T69"> </text:span><text:span text:style-name="T35">integer</text:span><text:span text:style-name="T47">;</text:span><text:span text:style-name="T69"> </text:span><text:span text:style-name="T23">var</text:span><text:span text:style-name="T69"> Params</text:span><text:span text:style-name="T10">:</text:span><text:span text:style-name="T69"> TlzFontParams</text:span><text:span text:style-name="T10">)</text:span><text:span text:style-name="T47">;</text:span></text:p>
      <text:p text:style-name="P30"/>
      <text:p text:style-name="P31">Recebe atributos do texto na Posição indicada por Position. Position só tem efeito no Linux, no Windows é considerado o valor de SelStart.</text:p>
      <text:p text:style-name="P31"/>
      <text:p text:style-name="P75"/>
      <text:p text:style-name="P13"><text:bookmark-start text:name="SetAlignment"/><text:span text:style-name="T70">SetAlignment</text:span><text:bookmark-end text:name="SetAlignment"/><text:span text:style-name="T11">(</text:span><text:span text:style-name="T70">iSelStart</text:span><text:span text:style-name="T11">,</text:span><text:span text:style-name="T70"> iSelLength</text:span><text:span text:style-name="T11">:</text:span><text:span text:style-name="T70"> </text:span><text:span text:style-name="T36">integer</text:span><text:span text:style-name="T48">;</text:span><text:span text:style-name="T70"> iAlignment</text:span><text:span text:style-name="T11">:</text:span><text:span text:style-name="T70"> TlzRichEdit_Align</text:span><text:span text:style-name="T11">)</text:span><text:span text:style-name="T48">;</text:span></text:p>
      <text:p text:style-name="P56"/>
      <text:p text:style-name="P36"><text:span text:style-name="T71">Define Alinhamendo do parágrafo de acordo com iAlignment, no windows iSelStart e iSelLength não tem efeito, é considerado a linha de SelStart. </text:span><text:span text:style-name="T72">No Linux o Alinhamento é feito pelo primeiro caractere mas todos os outros podem ter a propriedade de alinhamento.</text:span></text:p>
      <text:p text:style-name="P32"/>
      <text:p text:style-name="P76"/>
      <text:p text:style-name="P14"><text:bookmark-start text:name="GetAlignment"/><text:span text:style-name="T71">GetAlignment</text:span><text:bookmark-end text:name="GetAlignment"/><text:span text:style-name="T12">(</text:span><text:span text:style-name="T71">Position</text:span><text:span text:style-name="T12">:</text:span><text:span text:style-name="T71"> </text:span><text:span text:style-name="T37">integer</text:span><text:span text:style-name="T49">;</text:span><text:span text:style-name="T71"> </text:span><text:span text:style-name="T24">var</text:span><text:span text:style-name="T71"> iAlignment</text:span><text:span text:style-name="T12">:</text:span><text:span text:style-name="T71"> TlzRichEdit_Align</text:span><text:span text:style-name="T12">)</text:span><text:span text:style-name="T49">;</text:span></text:p>
      <text:p text:style-name="P57"/>
      <text:p text:style-name="P33">Recebe o olinhamento do caracter em Position. No Windows Position não tem efeito, é considerado o alinhamento da linha em SelStart.</text:p>
      <text:p text:style-name="P33"/>
      <text:p text:style-name="P77"/>
      <text:p text:style-name="P15"><text:bookmark-start text:name="SetNumbering"/><text:span text:style-name="T72">SetNumbering</text:span><text:bookmark-end text:name="SetNumbering"/><text:span text:style-name="T13">(</text:span><text:span text:style-name="T72">N</text:span><text:span text:style-name="T13">:</text:span><text:span text:style-name="T72"> </text:span><text:span text:style-name="T38">boolean</text:span><text:span text:style-name="T13">)</text:span><text:span text:style-name="T50">;</text:span></text:p>
      <text:p text:style-name="P58"/>
      <text:p text:style-name="P34">Ativa ou desativa um marcador, a posição é indicada pelo SelStart.</text:p>
      <text:p text:style-name="P34"/>
      <text:p text:style-name="P78"/>
      <text:p text:style-name="P16"><text:bookmark-start text:name="GetNumbering"/><text:span text:style-name="T73">GetNumbering</text:span><text:bookmark-end text:name="GetNumbering"/><text:span text:style-name="T14">:</text:span><text:span text:style-name="T73"> </text:span><text:span text:style-name="T39">boolean</text:span><text:span text:style-name="T51">;</text:span></text:p>
      <text:p text:style-name="P59"/>
      <text:p text:style-name="P35">Retorna True se o marcador estiver ativo na linha correspondente a SelStart.</text:p>
      <text:p text:style-name="P35"/>
      <text:p text:style-name="P79"/>
      <text:p text:style-name="P16"><text:bookmark-start text:name="SetOffSetIndent"/><text:span text:style-name="T74">SetOffSetIndent</text:span><text:bookmark-end text:name="SetOffSetIndent"/><text:span text:style-name="T15">(</text:span><text:span text:style-name="T74">iSelStart</text:span><text:span text:style-name="T15">,</text:span><text:span text:style-name="T74"> iSelLength</text:span><text:span text:style-name="T15">:</text:span><text:span text:style-name="T74"> </text:span><text:span text:style-name="T40">integer</text:span><text:span text:style-name="T52">;</text:span><text:span text:style-name="T74"> I</text:span><text:span text:style-name="T15">:</text:span><text:span text:style-name="T74"> </text:span><text:span text:style-name="T40">integer</text:span><text:span text:style-name="T15">)</text:span><text:span text:style-name="T52">;</text:span></text:p>
      <text:p text:style-name="P61"/>
      <text:p text:style-name="P35">Define identação do parágrafo. Esse procedimento só tem efeito no Windows.</text:p>
      <text:p text:style-name="P61"/>
      <text:p text:style-name="P82"/>
      <text:p text:style-name="P16"><text:bookmark-start text:name="GetOffSetIndent"/>GetOffSetIndent<text:bookmark-end text:name="GetOffSetIndent"/><text:span text:style-name="T3">:</text:span> <text:span text:style-name="T29">integer</text:span><text:span text:style-name="T43">;</text:span></text:p>
      <text:p text:style-name="P62"/>
      <text:p text:style-name="P39">Recebe identação do parágrafo. Essa função só tem efeito no Windows.</text:p>
      <text:p text:style-name="P39"/>
      <text:p text:style-name="P80"/>
      <text:p text:style-name="P16"><text:bookmark-start text:name="SetRightIndent"/>SetRightIndent<text:bookmark-end text:name="SetRightIndent"/><text:span text:style-name="T3">(</text:span>iSelStart<text:span text:style-name="T3">,</text:span> iSelLength<text:span text:style-name="T3">:</text:span> <text:span text:style-name="T29">integer</text:span><text:span text:style-name="T43">;</text:span> I<text:span text:style-name="T3">:</text:span> <text:span text:style-name="T29">integer</text:span><text:span text:style-name="T3">)</text:span><text:span text:style-name="T43">;</text:span></text:p>
      <text:p text:style-name="P16">GetRightIndent<text:span text:style-name="T3">(</text:span>Position<text:span text:style-name="T3">:</text:span> <text:span text:style-name="T29">integer</text:span><text:span text:style-name="T43">;</text:span> <text:span text:style-name="T20">var</text:span> I<text:span text:style-name="T3">:</text:span> <text:span text:style-name="T29">integer</text:span><text:span text:style-name="T3">)</text:span><text:span text:style-name="T43">;</text:span></text:p>
      <text:p text:style-name="P16">SetStartIndent<text:span text:style-name="T3">(</text:span>iSelStart<text:span text:style-name="T3">,</text:span> iSelLength<text:span text:style-name="T3">:</text:span> <text:span text:style-name="T29">integer</text:span><text:span text:style-name="T43">;</text:span> I<text:span text:style-name="T3">:</text:span> <text:span text:style-name="T29">integer</text:span><text:span text:style-name="T3">)</text:span><text:span text:style-name="T43">;</text:span></text:p>
      <text:p text:style-name="P16"><text:span text:style-name="T78">GetStartIndent</text:span><text:span text:style-name="T16">(</text:span><text:span text:style-name="T78">Position</text:span><text:span text:style-name="T16">:</text:span><text:span text:style-name="T78"> </text:span><text:span text:style-name="T41">integer</text:span><text:span text:style-name="T53">;</text:span><text:span text:style-name="T78"> </text:span><text:span text:style-name="T25">var</text:span><text:span text:style-name="T78"> I</text:span><text:span text:style-name="T16">:</text:span><text:span text:style-name="T78"> </text:span><text:span text:style-name="T41">integer</text:span><text:span text:style-name="T16">)</text:span><text:span text:style-name="T53">;</text:span></text:p>
      <text:p text:style-name="P63"/>
      <text:p text:style-name="P37"><text:span text:style-name="T78">SetRightIndent e </text:span><text:span text:style-name="T78">SetStartIndent define identação a direita e a esquerda respectivamente, iSelStart e </text:span><text:soft-page-break/><text:span text:style-name="T78">iSelLength não tem efeito no Windows, é considerado a Linha de SelStart.</text:span></text:p>
      <text:p text:style-name="P39"/>
      <text:p text:style-name="P39">GetRightIndent e GetStartIndent recebem o valor de identação a direita e a esquerda respectivamente, Position não tem efeito no Windows, é considerado a Linha de SelStart.</text:p>
      <text:p text:style-name="P39"/>
      <text:p text:style-name="P80"/>
      <text:p text:style-name="P17"><text:bookmark-start text:name="InsertImage"/>InsertImage<text:bookmark-end text:name="InsertImage"/><text:span text:style-name="T3">(</text:span>Position<text:span text:style-name="T3">:</text:span> <text:span text:style-name="T29">integer</text:span><text:span text:style-name="T43">;</text:span> Image<text:span text:style-name="T3">:</text:span> TPicture<text:span text:style-name="T3">)</text:span><text:span text:style-name="T43">;</text:span></text:p>
      <text:p text:style-name="P17"><text:span text:style-name="T78">GetImage</text:span><text:span text:style-name="T16">(</text:span><text:span text:style-name="T78">Position</text:span><text:span text:style-name="T16">:</text:span><text:span text:style-name="T78"> </text:span><text:span text:style-name="T41">integer</text:span><text:span text:style-name="T53">;</text:span><text:span text:style-name="T78"> </text:span><text:span text:style-name="T25">var</text:span><text:span text:style-name="T78"> Image</text:span><text:span text:style-name="T16">:</text:span><text:span text:style-name="T78"> TPicture</text:span><text:span text:style-name="T16">):</text:span><text:span text:style-name="T78"> </text:span><text:span text:style-name="T41">boolean</text:span><text:span text:style-name="T53">;</text:span></text:p>
      <text:p text:style-name="P51"/>
      <text:p text:style-name="P40">InsertImage insere uma imagem na posição indicada por position. Este procedimento só funciona no Linux. Para inserir imagens no edito no Windows use a área de transferência.</text:p>
      <text:p text:style-name="P40"/>
      <text:p text:style-name="P38"><text:span text:style-name="T79">GetImage recebe a imagem na posição indicada p</text:span><text:span text:style-name="T80">or </text:span><text:span text:style-name="T79">Position. </text:span><text:span text:style-name="T80">Este procedimento não funciona no Windows.</text:span></text:p>
      <text:p text:style-name="P41"/>
      <text:p text:style-name="P81"/>
      <text:p text:style-name="P19"><text:span text:style-name="T65">GetRealTextBuf</text:span><text:span text:style-name="T57">:</text:span><text:span text:style-name="T84">String</text:span><text:span text:style-name="T57">;</text:span></text:p>
      <text:p text:style-name="P85"/>
      <text:p text:style-name="P86"><text:span text:style-name="T86">Retorna o texto real no controle. </text:span><text:span text:style-name="T84">A seqüência de caracteres retornada inclui o caractere $FFFC sempre que o buffer contém imagens incorporadas. Note que $FFFC pode ocorrer em texto normal, bem, por isso não é um indicador confiável de que uma imagem está no buffer.</text:span></text:p>
      <text:p text:style-name="P86"><text:span text:style-name="T84"/></text:p>
      <text:p text:style-name="P88"><text:span text:style-name="T87"/></text:p>
      <text:p text:style-name="P87"><text:bookmark-start text:name="InsertPosLastChar"/>InsertPosLastChar<text:bookmark-end text:name="InsertPosLastChar"/>(const UTF8Char: TUTF8Char);</text:p>
      <text:p text:style-name="P52"/>
      <text:p text:style-name="P42">Insere um caracter após o ultimo caracter em TlzRicEdit.Text sem perder formatação e outras características, é usado pelo RTFRead para inserir o textos lido de arquivos para dentro do controle. Este procedimento só funciona no Linux.</text:p>
      <text:p text:style-name="P48"/>
      <text:p text:style-name="P83"/>
      <text:p text:style-name="P18"><text:bookmark-start text:name="SaveToStream"/>SaveToStream<text:bookmark-end text:name="SaveToStream"/><text:span text:style-name="T3">(</text:span>Stream<text:span text:style-name="T3">:</text:span> TStream<text:span text:style-name="T3">)</text:span><text:span text:style-name="T43">;</text:span></text:p>
      <text:p text:style-name="P18"><text:span text:style-name="T81">LoadFromStream</text:span><text:span text:style-name="T18">(</text:span><text:span text:style-name="T81">Stream</text:span><text:span text:style-name="T18">:</text:span><text:span text:style-name="T81"> Tstream</text:span><text:span text:style-name="T18">)</text:span><text:span text:style-name="T55">;</text:span></text:p>
      <text:p text:style-name="P53"/>
      <text:p text:style-name="P18"><text:span text:style-name="T61">SaveToStream e </text:span><text:span text:style-name="T62">LoadFromStream </text:span><text:span text:style-name="T61">salva e faz leitura respectivamente do conteúdo de uma Tstream. O tratamento do conteúdo é feito de acordo com </text:span><text:a xlink:type="simple" xlink:href="#PlainText">PlainText</text:a><text:span text:style-name="T61">.</text:span></text:p>
      <text:p text:style-name="P43"/>
      <text:p text:style-name="P43"/>
      <text:p text:style-name="P44">Elson Junio (elsonjunio@yahoo.com.br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DejaVu Sans" svg:font-family="'DejaVu Sans'" style:font-family-generic="swiss"/>
    <style:font-face style:name="DejaVu Sans3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3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lson Junio G. Silva Silva</meta:initial-creator>
    <meta:creation-date>2011-01-15T08:26:53</meta:creation-date>
    <dc:date>2011-01-18T15:54:10</dc:date>
    <dc:creator>Elson Junio G. Silva Silva</dc:creator>
    <meta:editing-duration>PT03H47M32S</meta:editing-duration>
    <meta:editing-cycles>25</meta:editing-cycles>
    <meta:generator>BrOffice.org/3.2$Unix OpenOffice.org_project/320m19$Build-9505</meta:generator>
    <meta:document-statistic meta:table-count="0" meta:image-count="0" meta:object-count="0" meta:page-count="3" meta:paragraph-count="94" meta:word-count="935" meta:character-count="7208"/>
  </office:meta>
</office:document-meta>
</file>